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23.9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19.25pt"/>
    </style:style>
    <style:style style:name="co10" style:family="table-column">
      <style:table-column-properties fo:break-before="auto" style:column-width="18.51pt"/>
    </style:style>
    <style:style style:name="co11" style:family="table-column">
      <style:table-column-properties fo:break-before="auto" style:column-width="132.46pt"/>
    </style:style>
    <style:style style:name="ro1" style:family="table-row">
      <style:table-row-properties style:row-height="30.7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number-columns-repeated="10" table:default-cell-style-name="Default"/>
        <table:table-row table:style-name="ro1">
          <table:table-cell office:value-type="string" calcext:value-type="string">
            <text:p>Binary digit to be encod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0=d1^d3^d4</text:p>
          </table:table-cell>
          <table:table-cell office:value-type="string" calcext:value-type="string">
            <text:p>P1=D0^D1^D3^D4</text:p>
          </table:table-cell>
          <table:table-cell office:value-type="string" calcext:value-type="string">
            <text:p>P2=D0^D2^D3^D4</text:p>
          </table:table-cell>
          <table:table-cell office:value-type="string" calcext:value-type="string">
            <text:p>P3=D1^D2^D3^D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or ii</text:p>
          </table:table-cell>
          <table:table-cell/>
          <table:table-cell office:value-type="string" calcext:value-type="string">
            <text:p>beam0</text:p>
          </table:table-cell>
          <table:table-cell office:value-type="string" calcext:value-type="string">
            <text:p>beam1</text:p>
          </table:table-cell>
          <table:table-cell office:value-type="string" calcext:value-type="string">
            <text:p>meas0</text:p>
          </table:table-cell>
          <table:table-cell office:value-type="string" calcext:value-type="string">
            <text:p>meas1</text:p>
          </table:table-cell>
          <table:table-cell office:value-type="string" calcext:value-type="string">
            <text:p>kick1</text:p>
          </table:table-cell>
          <table:table-cell office:value-type="string" calcext:value-type="string">
            <text:p>mtc1</text:p>
          </table:table-cell>
          <table:table-cell office:value-type="string" calcext:value-type="string">
            <text:p>trig0</text:p>
          </table:table-cell>
          <table:table-cell office:value-type="string" calcext:value-type="string">
            <text:p>bkg0</text:p>
          </table:table-cell>
          <table:table-cell office:value-type="string" calcext:value-type="string">
            <text:p>lite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K</text:p>
          </table:table-cell>
          <table:table-cell table:formula="of:=(MOD([.$A2];32)-[.$D2]*8-[.$E2]*4-[.$F2]*2-[.$G2])/16" office:value-type="float" office:value="0" calcext:value-type="float">
            <text:p>0</text:p>
          </table:table-cell>
          <table:table-cell table:formula="of:=(MOD([.$A2];16)-[.$E2]*4-[.$F2]*2-[.$G2])/8" office:value-type="float" office:value="0" calcext:value-type="float">
            <text:p>0</text:p>
          </table:table-cell>
          <table:table-cell table:formula="of:=(MOD([.$A2];8)-[.$F2]*2-[.$G2])/4" office:value-type="float" office:value="0" calcext:value-type="float">
            <text:p>0</text:p>
          </table:table-cell>
          <table:table-cell table:formula="of:=(MOD([.$A2];4)-[.$G2])/2" office:value-type="float" office:value="0" calcext:value-type="float">
            <text:p>0</text:p>
          </table:table-cell>
          <table:table-cell table:formula="of:=MOD([.$A2];2)" office:value-type="float" office:value="1" calcext:value-type="float">
            <text:p>1</text:p>
          </table:table-cell>
          <table:table-cell/>
          <table:table-cell table:style-name="ce1" table:formula="of:=XOR([.F2];XOR([.D2];[.C2]))" office:value-type="float" office:value="0" calcext:value-type="float">
            <text:p>0</text:p>
          </table:table-cell>
          <table:table-cell table:style-name="ce1" table:formula="of:=XOR([.G2];XOR([.F2];XOR([.D2];[.C2])))" office:value-type="float" office:value="1" calcext:value-type="float">
            <text:p>1</text:p>
          </table:table-cell>
          <table:table-cell table:style-name="ce1" table:formula="of:=XOR([.G2];XOR([.E2];XOR([.D2];[.C2])))" office:value-type="float" office:value="1" calcext:value-type="float">
            <text:p>1</text:p>
          </table:table-cell>
          <table:table-cell table:style-name="ce1" table:formula="of:=XOR([.F2];XOR([.E2];XOR([.D2];[.C2])))" office:value-type="float" office:value="0" calcext:value-type="float">
            <text:p>0</text:p>
          </table:table-cell>
          <table:table-cell table:formula="of:=(MOD([.$A2];32)-[.$D2]*8-[.$E2]*4-[.$F2]*2-[.$G2])/16" office:value-type="float" office:value="0" calcext:value-type="float">
            <text:p>0</text:p>
          </table:table-cell>
          <table:table-cell table:formula="of:=(MOD([.$A2];16)-[.$E2]*4-[.$F2]*2-[.$G2])/8" office:value-type="float" office:value="0" calcext:value-type="float">
            <text:p>0</text:p>
          </table:table-cell>
          <table:table-cell table:formula="of:=(MOD([.$A2];8)-[.$F2]*2-[.$G2])/4" office:value-type="float" office:value="0" calcext:value-type="float">
            <text:p>0</text:p>
          </table:table-cell>
          <table:table-cell table:formula="of:=(MOD([.$A2];4)-[.$G2])/2" office:value-type="float" office:value="0" calcext:value-type="float">
            <text:p>0</text:p>
          </table:table-cell>
          <table:table-cell table:formula="of:=MOD([.$A2];2)" office:value-type="float" office:value="1" calcext:value-type="float">
            <text:p>1</text:p>
          </table:table-cell>
          <table:table-cell table:formula="of:=[.B2]" office:value-type="string" office:string-value="TK" calcext:value-type="string">
            <text:p>TK</text:p>
          </table:table-cell>
          <table:table-cell office:value-type="string" calcext:value-type="string">
            <text:p>arrMTC</text:p>
          </table:table-cell>
          <table:table-cell table:formula="of:=IF([.I2];&quot;+ mtcptr-&gt;pulse_e[8]&quot;;&quot;&quot;)">
            <text:p/>
          </table:table-cell>
          <table:table-cell table:formula="of:=IF([.J2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2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2];&quot;+ mtcptr-&gt;pulse_e[5]&quot;;&quot;&quot;)">
            <text:p/>
          </table:table-cell>
          <table:table-cell table:formula="of:=IF([.M2];&quot;+ mtcptr-&gt;pulse_e[4]&quot;;&quot;&quot;)">
            <text:p/>
          </table:table-cell>
          <table:table-cell table:formula="of:=IF([.N2];&quot;+ mtcptr-&gt;pulse_e[3]&quot;;&quot;&quot;)">
            <text:p/>
          </table:table-cell>
          <table:table-cell table:formula="of:=IF([.O2];&quot;+ mtcptr-&gt;pulse_e[2]&quot;;&quot;&quot;)">
            <text:p/>
          </table:table-cell>
          <table:table-cell table:formula="of:=IF([.P2];&quot;+ mtcptr-&gt;pulse_e[1]&quot;;&quot;&quot;)">
            <text:p/>
          </table:table-cell>
          <table:table-cell table:formula="of:=IF([.Q2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KB</text:p>
          </table:table-cell>
          <table:table-cell table:formula="of:=(MOD([.$A3];32)-[.$D3]*8-[.$E3]*4-[.$F3]*2-[.$G3])/16" office:value-type="float" office:value="0" calcext:value-type="float">
            <text:p>0</text:p>
          </table:table-cell>
          <table:table-cell table:formula="of:=(MOD([.$A3];16)-[.$E3]*4-[.$F3]*2-[.$G3])/8" office:value-type="float" office:value="0" calcext:value-type="float">
            <text:p>0</text:p>
          </table:table-cell>
          <table:table-cell table:formula="of:=(MOD([.$A3];8)-[.$F3]*2-[.$G3])/4" office:value-type="float" office:value="0" calcext:value-type="float">
            <text:p>0</text:p>
          </table:table-cell>
          <table:table-cell table:formula="of:=(MOD([.$A3];4)-[.$G3])/2" office:value-type="float" office:value="1" calcext:value-type="float">
            <text:p>1</text:p>
          </table:table-cell>
          <table:table-cell table:formula="of:=MOD([.$A3];2)" office:value-type="float" office:value="0" calcext:value-type="float">
            <text:p>0</text:p>
          </table:table-cell>
          <table:table-cell/>
          <table:table-cell table:style-name="ce1" table:formula="of:=XOR([.F3];XOR([.D3];[.C3]))" office:value-type="float" office:value="1" calcext:value-type="float">
            <text:p>1</text:p>
          </table:table-cell>
          <table:table-cell table:style-name="ce1" table:formula="of:=XOR([.G3];XOR([.F3];XOR([.D3];[.C3])))" office:value-type="float" office:value="1" calcext:value-type="float">
            <text:p>1</text:p>
          </table:table-cell>
          <table:table-cell table:style-name="ce1" table:formula="of:=XOR([.G3];XOR([.E3];XOR([.D3];[.C3])))" office:value-type="float" office:value="0" calcext:value-type="float">
            <text:p>0</text:p>
          </table:table-cell>
          <table:table-cell table:style-name="ce1" table:formula="of:=XOR([.F3];XOR([.E3];XOR([.D3];[.C3])))" office:value-type="float" office:value="1" calcext:value-type="float">
            <text:p>1</text:p>
          </table:table-cell>
          <table:table-cell table:formula="of:=(MOD([.$A3];32)-[.$D3]*8-[.$E3]*4-[.$F3]*2-[.$G3])/16" office:value-type="float" office:value="0" calcext:value-type="float">
            <text:p>0</text:p>
          </table:table-cell>
          <table:table-cell table:formula="of:=(MOD([.$A3];16)-[.$E3]*4-[.$F3]*2-[.$G3])/8" office:value-type="float" office:value="0" calcext:value-type="float">
            <text:p>0</text:p>
          </table:table-cell>
          <table:table-cell table:formula="of:=(MOD([.$A3];8)-[.$F3]*2-[.$G3])/4" office:value-type="float" office:value="0" calcext:value-type="float">
            <text:p>0</text:p>
          </table:table-cell>
          <table:table-cell table:formula="of:=(MOD([.$A3];4)-[.$G3])/2" office:value-type="float" office:value="1" calcext:value-type="float">
            <text:p>1</text:p>
          </table:table-cell>
          <table:table-cell table:formula="of:=MOD([.$A3];2)" office:value-type="float" office:value="0" calcext:value-type="float">
            <text:p>0</text:p>
          </table:table-cell>
          <table:table-cell table:formula="of:=[.B3]" office:value-type="string" office:string-value="TKB" calcext:value-type="string">
            <text:p>TKB</text:p>
          </table:table-cell>
          <table:table-cell office:value-type="string" calcext:value-type="string">
            <text:p>arrMTC_BKG</text:p>
          </table:table-cell>
          <table:table-cell table:formula="of:=IF([.I3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3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3];&quot;+ mtcptr-&gt;pulse_e[6]&quot;;&quot;&quot;)">
            <text:p/>
          </table:table-cell>
          <table:table-cell table:formula="of:=IF([.L3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3];&quot;+ mtcptr-&gt;pulse_e[4]&quot;;&quot;&quot;)">
            <text:p/>
          </table:table-cell>
          <table:table-cell table:formula="of:=IF([.N3];&quot;+ mtcptr-&gt;pulse_e[3]&quot;;&quot;&quot;)">
            <text:p/>
          </table:table-cell>
          <table:table-cell table:formula="of:=IF([.O3];&quot;+ mtcptr-&gt;pulse_e[2]&quot;;&quot;&quot;)">
            <text:p/>
          </table:table-cell>
          <table:table-cell table:formula="of:=IF([.P3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3];&quot;+ mtcptr-&gt;pulse_e[0]&quot;;&quot;&quot;)">
            <text:p/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formula="of:=(MOD([.$A4];32)-[.$D4]*8-[.$E4]*4-[.$F4]*2-[.$G4])/16" office:value-type="float" office:value="1" calcext:value-type="float">
            <text:p>1</text:p>
          </table:table-cell>
          <table:table-cell table:formula="of:=(MOD([.$A4];16)-[.$E4]*4-[.$F4]*2-[.$G4])/8" office:value-type="float" office:value="0" calcext:value-type="float">
            <text:p>0</text:p>
          </table:table-cell>
          <table:table-cell table:formula="of:=(MOD([.$A4];8)-[.$F4]*2-[.$G4])/4" office:value-type="float" office:value="0" calcext:value-type="float">
            <text:p>0</text:p>
          </table:table-cell>
          <table:table-cell table:formula="of:=(MOD([.$A4];4)-[.$G4])/2" office:value-type="float" office:value="0" calcext:value-type="float">
            <text:p>0</text:p>
          </table:table-cell>
          <table:table-cell table:formula="of:=MOD([.$A4];2)" office:value-type="float" office:value="0" calcext:value-type="float">
            <text:p>0</text:p>
          </table:table-cell>
          <table:table-cell/>
          <table:table-cell table:style-name="ce1" table:formula="of:=XOR([.F4];XOR([.D4];[.C4]))" office:value-type="float" office:value="1" calcext:value-type="float">
            <text:p>1</text:p>
          </table:table-cell>
          <table:table-cell table:style-name="ce1" table:formula="of:=XOR([.G4];XOR([.F4];XOR([.D4];[.C4])))" office:value-type="float" office:value="1" calcext:value-type="float">
            <text:p>1</text:p>
          </table:table-cell>
          <table:table-cell table:style-name="ce1" table:formula="of:=XOR([.G4];XOR([.E4];XOR([.D4];[.C4])))" office:value-type="float" office:value="1" calcext:value-type="float">
            <text:p>1</text:p>
          </table:table-cell>
          <table:table-cell table:style-name="ce1" table:formula="of:=XOR([.F4];XOR([.E4];XOR([.D4];[.C4])))" office:value-type="float" office:value="1" calcext:value-type="float">
            <text:p>1</text:p>
          </table:table-cell>
          <table:table-cell table:formula="of:=(MOD([.$A4];32)-[.$D4]*8-[.$E4]*4-[.$F4]*2-[.$G4])/16" office:value-type="float" office:value="1" calcext:value-type="float">
            <text:p>1</text:p>
          </table:table-cell>
          <table:table-cell table:formula="of:=(MOD([.$A4];16)-[.$E4]*4-[.$F4]*2-[.$G4])/8" office:value-type="float" office:value="0" calcext:value-type="float">
            <text:p>0</text:p>
          </table:table-cell>
          <table:table-cell table:formula="of:=(MOD([.$A4];8)-[.$F4]*2-[.$G4])/4" office:value-type="float" office:value="0" calcext:value-type="float">
            <text:p>0</text:p>
          </table:table-cell>
          <table:table-cell table:formula="of:=(MOD([.$A4];4)-[.$G4])/2" office:value-type="float" office:value="0" calcext:value-type="float">
            <text:p>0</text:p>
          </table:table-cell>
          <table:table-cell table:formula="of:=MOD([.$A4];2)" office:value-type="float" office:value="0" calcext:value-type="float">
            <text:p>0</text:p>
          </table:table-cell>
          <table:table-cell table:formula="of:=[.B4]" office:value-type="string" office:string-value="I" calcext:value-type="string">
            <text:p>I</text:p>
          </table:table-cell>
          <table:table-cell office:value-type="string" calcext:value-type="string">
            <text:p>arrBeamOn</text:p>
          </table:table-cell>
          <table:table-cell table:formula="of:=IF([.I4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4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4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4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4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4];&quot;+ mtcptr-&gt;pulse_e[3]&quot;;&quot;&quot;)">
            <text:p/>
          </table:table-cell>
          <table:table-cell table:formula="of:=IF([.O4];&quot;+ mtcptr-&gt;pulse_e[2]&quot;;&quot;&quot;)">
            <text:p/>
          </table:table-cell>
          <table:table-cell table:formula="of:=IF([.P4];&quot;+ mtcptr-&gt;pulse_e[1]&quot;;&quot;&quot;)">
            <text:p/>
          </table:table-cell>
          <table:table-cell table:formula="of:=IF([.Q4];&quot;+ mtcptr-&gt;pulse_e[0]&quot;;&quot;&quot;)">
            <text:p/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KB</text:p>
          </table:table-cell>
          <table:table-cell table:formula="of:=(MOD([.$A5];32)-[.$D5]*8-[.$E5]*4-[.$F5]*2-[.$G5])/16" office:value-type="float" office:value="1" calcext:value-type="float">
            <text:p>1</text:p>
          </table:table-cell>
          <table:table-cell table:formula="of:=(MOD([.$A5];16)-[.$E5]*4-[.$F5]*2-[.$G5])/8" office:value-type="float" office:value="0" calcext:value-type="float">
            <text:p>0</text:p>
          </table:table-cell>
          <table:table-cell table:formula="of:=(MOD([.$A5];8)-[.$F5]*2-[.$G5])/4" office:value-type="float" office:value="0" calcext:value-type="float">
            <text:p>0</text:p>
          </table:table-cell>
          <table:table-cell table:formula="of:=(MOD([.$A5];4)-[.$G5])/2" office:value-type="float" office:value="0" calcext:value-type="float">
            <text:p>0</text:p>
          </table:table-cell>
          <table:table-cell table:formula="of:=MOD([.$A5];2)" office:value-type="float" office:value="1" calcext:value-type="float">
            <text:p>1</text:p>
          </table:table-cell>
          <table:table-cell/>
          <table:table-cell table:style-name="ce1" table:formula="of:=XOR([.F5];XOR([.D5];[.C5]))" office:value-type="float" office:value="1" calcext:value-type="float">
            <text:p>1</text:p>
          </table:table-cell>
          <table:table-cell table:style-name="ce1" table:formula="of:=XOR([.G5];XOR([.F5];XOR([.D5];[.C5])))" office:value-type="float" office:value="0" calcext:value-type="float">
            <text:p>0</text:p>
          </table:table-cell>
          <table:table-cell table:style-name="ce1" table:formula="of:=XOR([.G5];XOR([.E5];XOR([.D5];[.C5])))" office:value-type="float" office:value="0" calcext:value-type="float">
            <text:p>0</text:p>
          </table:table-cell>
          <table:table-cell table:style-name="ce1" table:formula="of:=XOR([.F5];XOR([.E5];XOR([.D5];[.C5])))" office:value-type="float" office:value="1" calcext:value-type="float">
            <text:p>1</text:p>
          </table:table-cell>
          <table:table-cell table:formula="of:=(MOD([.$A5];32)-[.$D5]*8-[.$E5]*4-[.$F5]*2-[.$G5])/16" office:value-type="float" office:value="1" calcext:value-type="float">
            <text:p>1</text:p>
          </table:table-cell>
          <table:table-cell table:formula="of:=(MOD([.$A5];16)-[.$E5]*4-[.$F5]*2-[.$G5])/8" office:value-type="float" office:value="0" calcext:value-type="float">
            <text:p>0</text:p>
          </table:table-cell>
          <table:table-cell table:formula="of:=(MOD([.$A5];8)-[.$F5]*2-[.$G5])/4" office:value-type="float" office:value="0" calcext:value-type="float">
            <text:p>0</text:p>
          </table:table-cell>
          <table:table-cell table:formula="of:=(MOD([.$A5];4)-[.$G5])/2" office:value-type="float" office:value="0" calcext:value-type="float">
            <text:p>0</text:p>
          </table:table-cell>
          <table:table-cell table:formula="of:=MOD([.$A5];2)" office:value-type="float" office:value="1" calcext:value-type="float">
            <text:p>1</text:p>
          </table:table-cell>
          <table:table-cell table:formula="of:=[.B5]" office:value-type="string" office:string-value="IKB" calcext:value-type="string">
            <text:p>IKB</text:p>
          </table:table-cell>
          <table:table-cell office:value-type="string" calcext:value-type="string">
            <text:p>arrBeamOn_BKG</text:p>
          </table:table-cell>
          <table:table-cell table:formula="of:=IF([.I5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5];&quot;+ mtcptr-&gt;pulse_e[7]&quot;;&quot;&quot;)">
            <text:p/>
          </table:table-cell>
          <table:table-cell table:formula="of:=IF([.K5];&quot;+ mtcptr-&gt;pulse_e[6]&quot;;&quot;&quot;)">
            <text:p/>
          </table:table-cell>
          <table:table-cell table:formula="of:=IF([.L5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5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5];&quot;+ mtcptr-&gt;pulse_e[3]&quot;;&quot;&quot;)">
            <text:p/>
          </table:table-cell>
          <table:table-cell table:formula="of:=IF([.O5];&quot;+ mtcptr-&gt;pulse_e[2]&quot;;&quot;&quot;)">
            <text:p/>
          </table:table-cell>
          <table:table-cell table:formula="of:=IF([.P5];&quot;+ mtcptr-&gt;pulse_e[1]&quot;;&quot;&quot;)">
            <text:p/>
          </table:table-cell>
          <table:table-cell table:formula="of:=IF([.Q5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</text:p>
          </table:table-cell>
          <table:table-cell table:formula="of:=(MOD([.$A6];32)-[.$D6]*8-[.$E6]*4-[.$F6]*2-[.$G6])/16" office:value-type="float" office:value="1" calcext:value-type="float">
            <text:p>1</text:p>
          </table:table-cell>
          <table:table-cell table:formula="of:=(MOD([.$A6];16)-[.$E6]*4-[.$F6]*2-[.$G6])/8" office:value-type="float" office:value="0" calcext:value-type="float">
            <text:p>0</text:p>
          </table:table-cell>
          <table:table-cell table:formula="of:=(MOD([.$A6];8)-[.$F6]*2-[.$G6])/4" office:value-type="float" office:value="0" calcext:value-type="float">
            <text:p>0</text:p>
          </table:table-cell>
          <table:table-cell table:formula="of:=(MOD([.$A6];4)-[.$G6])/2" office:value-type="float" office:value="1" calcext:value-type="float">
            <text:p>1</text:p>
          </table:table-cell>
          <table:table-cell table:formula="of:=MOD([.$A6];2)" office:value-type="float" office:value="0" calcext:value-type="float">
            <text:p>0</text:p>
          </table:table-cell>
          <table:table-cell/>
          <table:table-cell table:style-name="ce1" table:formula="of:=XOR([.F6];XOR([.D6];[.C6]))" office:value-type="float" office:value="0" calcext:value-type="float">
            <text:p>0</text:p>
          </table:table-cell>
          <table:table-cell table:style-name="ce1" table:formula="of:=XOR([.G6];XOR([.F6];XOR([.D6];[.C6])))" office:value-type="float" office:value="0" calcext:value-type="float">
            <text:p>0</text:p>
          </table:table-cell>
          <table:table-cell table:style-name="ce1" table:formula="of:=XOR([.G6];XOR([.E6];XOR([.D6];[.C6])))" office:value-type="float" office:value="1" calcext:value-type="float">
            <text:p>1</text:p>
          </table:table-cell>
          <table:table-cell table:style-name="ce1" table:formula="of:=XOR([.F6];XOR([.E6];XOR([.D6];[.C6])))" office:value-type="float" office:value="0" calcext:value-type="float">
            <text:p>0</text:p>
          </table:table-cell>
          <table:table-cell table:formula="of:=(MOD([.$A6];32)-[.$D6]*8-[.$E6]*4-[.$F6]*2-[.$G6])/16" office:value-type="float" office:value="1" calcext:value-type="float">
            <text:p>1</text:p>
          </table:table-cell>
          <table:table-cell table:formula="of:=(MOD([.$A6];16)-[.$E6]*4-[.$F6]*2-[.$G6])/8" office:value-type="float" office:value="0" calcext:value-type="float">
            <text:p>0</text:p>
          </table:table-cell>
          <table:table-cell table:formula="of:=(MOD([.$A6];8)-[.$F6]*2-[.$G6])/4" office:value-type="float" office:value="0" calcext:value-type="float">
            <text:p>0</text:p>
          </table:table-cell>
          <table:table-cell table:formula="of:=(MOD([.$A6];4)-[.$G6])/2" office:value-type="float" office:value="1" calcext:value-type="float">
            <text:p>1</text:p>
          </table:table-cell>
          <table:table-cell table:formula="of:=MOD([.$A6];2)" office:value-type="float" office:value="0" calcext:value-type="float">
            <text:p>0</text:p>
          </table:table-cell>
          <table:table-cell table:formula="of:=[.B6]" office:value-type="string" office:string-value="IM" calcext:value-type="string">
            <text:p>IM</text:p>
          </table:table-cell>
          <table:table-cell office:value-type="string" calcext:value-type="string">
            <text:p>arrBeamOnMeas</text:p>
          </table:table-cell>
          <table:table-cell table:formula="of:=IF([.I6];&quot;+ mtcptr-&gt;pulse_e[8]&quot;;&quot;&quot;)">
            <text:p/>
          </table:table-cell>
          <table:table-cell table:formula="of:=IF([.J6];&quot;+ mtcptr-&gt;pulse_e[7]&quot;;&quot;&quot;)">
            <text:p/>
          </table:table-cell>
          <table:table-cell table:formula="of:=IF([.K6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6];&quot;+ mtcptr-&gt;pulse_e[5]&quot;;&quot;&quot;)">
            <text:p/>
          </table:table-cell>
          <table:table-cell table:formula="of:=IF([.M6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6];&quot;+ mtcptr-&gt;pulse_e[3]&quot;;&quot;&quot;)">
            <text:p/>
          </table:table-cell>
          <table:table-cell table:formula="of:=IF([.O6];&quot;+ mtcptr-&gt;pulse_e[2]&quot;;&quot;&quot;)">
            <text:p/>
          </table:table-cell>
          <table:table-cell table:formula="of:=IF([.P6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6];&quot;+ mtcptr-&gt;pulse_e[0]&quot;;&quot;&quot;)">
            <text:p/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KB</text:p>
          </table:table-cell>
          <table:table-cell table:formula="of:=(MOD([.$A7];32)-[.$D7]*8-[.$E7]*4-[.$F7]*2-[.$G7])/16" office:value-type="float" office:value="1" calcext:value-type="float">
            <text:p>1</text:p>
          </table:table-cell>
          <table:table-cell table:formula="of:=(MOD([.$A7];16)-[.$E7]*4-[.$F7]*2-[.$G7])/8" office:value-type="float" office:value="0" calcext:value-type="float">
            <text:p>0</text:p>
          </table:table-cell>
          <table:table-cell table:formula="of:=(MOD([.$A7];8)-[.$F7]*2-[.$G7])/4" office:value-type="float" office:value="0" calcext:value-type="float">
            <text:p>0</text:p>
          </table:table-cell>
          <table:table-cell table:formula="of:=(MOD([.$A7];4)-[.$G7])/2" office:value-type="float" office:value="1" calcext:value-type="float">
            <text:p>1</text:p>
          </table:table-cell>
          <table:table-cell table:formula="of:=MOD([.$A7];2)" office:value-type="float" office:value="1" calcext:value-type="float">
            <text:p>1</text:p>
          </table:table-cell>
          <table:table-cell/>
          <table:table-cell table:style-name="ce1" table:formula="of:=XOR([.F7];XOR([.D7];[.C7]))" office:value-type="float" office:value="0" calcext:value-type="float">
            <text:p>0</text:p>
          </table:table-cell>
          <table:table-cell table:style-name="ce1" table:formula="of:=XOR([.G7];XOR([.F7];XOR([.D7];[.C7])))" office:value-type="float" office:value="1" calcext:value-type="float">
            <text:p>1</text:p>
          </table:table-cell>
          <table:table-cell table:style-name="ce1" table:formula="of:=XOR([.G7];XOR([.E7];XOR([.D7];[.C7])))" office:value-type="float" office:value="0" calcext:value-type="float">
            <text:p>0</text:p>
          </table:table-cell>
          <table:table-cell table:style-name="ce1" table:formula="of:=XOR([.F7];XOR([.E7];XOR([.D7];[.C7])))" office:value-type="float" office:value="0" calcext:value-type="float">
            <text:p>0</text:p>
          </table:table-cell>
          <table:table-cell table:formula="of:=(MOD([.$A7];32)-[.$D7]*8-[.$E7]*4-[.$F7]*2-[.$G7])/16" office:value-type="float" office:value="1" calcext:value-type="float">
            <text:p>1</text:p>
          </table:table-cell>
          <table:table-cell table:formula="of:=(MOD([.$A7];16)-[.$E7]*4-[.$F7]*2-[.$G7])/8" office:value-type="float" office:value="0" calcext:value-type="float">
            <text:p>0</text:p>
          </table:table-cell>
          <table:table-cell table:formula="of:=(MOD([.$A7];8)-[.$F7]*2-[.$G7])/4" office:value-type="float" office:value="0" calcext:value-type="float">
            <text:p>0</text:p>
          </table:table-cell>
          <table:table-cell table:formula="of:=(MOD([.$A7];4)-[.$G7])/2" office:value-type="float" office:value="1" calcext:value-type="float">
            <text:p>1</text:p>
          </table:table-cell>
          <table:table-cell table:formula="of:=MOD([.$A7];2)" office:value-type="float" office:value="1" calcext:value-type="float">
            <text:p>1</text:p>
          </table:table-cell>
          <table:table-cell table:formula="of:=[.B7]" office:value-type="string" office:string-value="IMKB" calcext:value-type="string">
            <text:p>IMKB</text:p>
          </table:table-cell>
          <table:table-cell office:value-type="string" calcext:value-type="string">
            <text:p>arrBeamOnMeas_BKG</text:p>
          </table:table-cell>
          <table:table-cell table:formula="of:=IF([.I7];&quot;+ mtcptr-&gt;pulse_e[8]&quot;;&quot;&quot;)">
            <text:p/>
          </table:table-cell>
          <table:table-cell table:formula="of:=IF([.J7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7];&quot;+ mtcptr-&gt;pulse_e[6]&quot;;&quot;&quot;)">
            <text:p/>
          </table:table-cell>
          <table:table-cell table:formula="of:=IF([.L7];&quot;+ mtcptr-&gt;pulse_e[5]&quot;;&quot;&quot;)">
            <text:p/>
          </table:table-cell>
          <table:table-cell table:formula="of:=IF([.M7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7];&quot;+ mtcptr-&gt;pulse_e[3]&quot;;&quot;&quot;)">
            <text:p/>
          </table:table-cell>
          <table:table-cell table:formula="of:=IF([.O7];&quot;+ mtcptr-&gt;pulse_e[2]&quot;;&quot;&quot;)">
            <text:p/>
          </table:table-cell>
          <table:table-cell table:formula="of:=IF([.P7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7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K</text:p>
          </table:table-cell>
          <table:table-cell table:formula="of:=(MOD([.$A8];32)-[.$D8]*8-[.$E8]*4-[.$F8]*2-[.$G8])/16" office:value-type="float" office:value="0" calcext:value-type="float">
            <text:p>0</text:p>
          </table:table-cell>
          <table:table-cell table:formula="of:=(MOD([.$A8];16)-[.$E8]*4-[.$F8]*2-[.$G8])/8" office:value-type="float" office:value="1" calcext:value-type="float">
            <text:p>1</text:p>
          </table:table-cell>
          <table:table-cell table:formula="of:=(MOD([.$A8];8)-[.$F8]*2-[.$G8])/4" office:value-type="float" office:value="1" calcext:value-type="float">
            <text:p>1</text:p>
          </table:table-cell>
          <table:table-cell table:formula="of:=(MOD([.$A8];4)-[.$G8])/2" office:value-type="float" office:value="1" calcext:value-type="float">
            <text:p>1</text:p>
          </table:table-cell>
          <table:table-cell table:formula="of:=MOD([.$A8];2)" office:value-type="float" office:value="0" calcext:value-type="float">
            <text:p>0</text:p>
          </table:table-cell>
          <table:table-cell/>
          <table:table-cell table:style-name="ce1" table:formula="of:=XOR([.F8];XOR([.D8];[.C8]))" office:value-type="float" office:value="0" calcext:value-type="float">
            <text:p>0</text:p>
          </table:table-cell>
          <table:table-cell table:style-name="ce1" table:formula="of:=XOR([.G8];XOR([.F8];XOR([.D8];[.C8])))" office:value-type="float" office:value="0" calcext:value-type="float">
            <text:p>0</text:p>
          </table:table-cell>
          <table:table-cell table:style-name="ce1" table:formula="of:=XOR([.G8];XOR([.E8];XOR([.D8];[.C8])))" office:value-type="float" office:value="0" calcext:value-type="float">
            <text:p>0</text:p>
          </table:table-cell>
          <table:table-cell table:style-name="ce1" table:formula="of:=XOR([.F8];XOR([.E8];XOR([.D8];[.C8])))" office:value-type="float" office:value="1" calcext:value-type="float">
            <text:p>1</text:p>
          </table:table-cell>
          <table:table-cell table:formula="of:=(MOD([.$A8];32)-[.$D8]*8-[.$E8]*4-[.$F8]*2-[.$G8])/16" office:value-type="float" office:value="0" calcext:value-type="float">
            <text:p>0</text:p>
          </table:table-cell>
          <table:table-cell table:formula="of:=(MOD([.$A8];16)-[.$E8]*4-[.$F8]*2-[.$G8])/8" office:value-type="float" office:value="1" calcext:value-type="float">
            <text:p>1</text:p>
          </table:table-cell>
          <table:table-cell table:formula="of:=(MOD([.$A8];8)-[.$F8]*2-[.$G8])/4" office:value-type="float" office:value="1" calcext:value-type="float">
            <text:p>1</text:p>
          </table:table-cell>
          <table:table-cell table:formula="of:=(MOD([.$A8];4)-[.$G8])/2" office:value-type="float" office:value="1" calcext:value-type="float">
            <text:p>1</text:p>
          </table:table-cell>
          <table:table-cell table:formula="of:=MOD([.$A8];2)" office:value-type="float" office:value="0" calcext:value-type="float">
            <text:p>0</text:p>
          </table:table-cell>
          <table:table-cell table:formula="of:=[.B8]" office:value-type="string" office:string-value="MK" calcext:value-type="string">
            <text:p>MK</text:p>
          </table:table-cell>
          <table:table-cell office:value-type="string" calcext:value-type="string">
            <text:p>arrBeamOffMeas</text:p>
          </table:table-cell>
          <table:table-cell table:formula="of:=IF([.I8];&quot;+ mtcptr-&gt;pulse_e[8]&quot;;&quot;&quot;)">
            <text:p/>
          </table:table-cell>
          <table:table-cell table:formula="of:=IF([.J8];&quot;+ mtcptr-&gt;pulse_e[7]&quot;;&quot;&quot;)">
            <text:p/>
          </table:table-cell>
          <table:table-cell table:formula="of:=IF([.K8];&quot;+ mtcptr-&gt;pulse_e[6]&quot;;&quot;&quot;)">
            <text:p/>
          </table:table-cell>
          <table:table-cell table:formula="of:=IF([.L8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8];&quot;+ mtcptr-&gt;pulse_e[4]&quot;;&quot;&quot;)">
            <text:p/>
          </table:table-cell>
          <table:table-cell table:formula="of:=IF([.N8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8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8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8];&quot;+ mtcptr-&gt;pulse_e[0]&quot;;&quot;&quot;)">
            <text:p/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KB</text:p>
          </table:table-cell>
          <table:table-cell table:formula="of:=(MOD([.$A9];32)-[.$D9]*8-[.$E9]*4-[.$F9]*2-[.$G9])/16" office:value-type="float" office:value="0" calcext:value-type="float">
            <text:p>0</text:p>
          </table:table-cell>
          <table:table-cell table:formula="of:=(MOD([.$A9];16)-[.$E9]*4-[.$F9]*2-[.$G9])/8" office:value-type="float" office:value="1" calcext:value-type="float">
            <text:p>1</text:p>
          </table:table-cell>
          <table:table-cell table:formula="of:=(MOD([.$A9];8)-[.$F9]*2-[.$G9])/4" office:value-type="float" office:value="1" calcext:value-type="float">
            <text:p>1</text:p>
          </table:table-cell>
          <table:table-cell table:formula="of:=(MOD([.$A9];4)-[.$G9])/2" office:value-type="float" office:value="1" calcext:value-type="float">
            <text:p>1</text:p>
          </table:table-cell>
          <table:table-cell table:formula="of:=MOD([.$A9];2)" office:value-type="float" office:value="1" calcext:value-type="float">
            <text:p>1</text:p>
          </table:table-cell>
          <table:table-cell/>
          <table:table-cell table:style-name="ce1" table:formula="of:=XOR([.F9];XOR([.D9];[.C9]))" office:value-type="float" office:value="0" calcext:value-type="float">
            <text:p>0</text:p>
          </table:table-cell>
          <table:table-cell table:style-name="ce1" table:formula="of:=XOR([.G9];XOR([.F9];XOR([.D9];[.C9])))" office:value-type="float" office:value="1" calcext:value-type="float">
            <text:p>1</text:p>
          </table:table-cell>
          <table:table-cell table:style-name="ce1" table:formula="of:=XOR([.G9];XOR([.E9];XOR([.D9];[.C9])))" office:value-type="float" office:value="1" calcext:value-type="float">
            <text:p>1</text:p>
          </table:table-cell>
          <table:table-cell table:style-name="ce1" table:formula="of:=XOR([.F9];XOR([.E9];XOR([.D9];[.C9])))" office:value-type="float" office:value="1" calcext:value-type="float">
            <text:p>1</text:p>
          </table:table-cell>
          <table:table-cell table:formula="of:=(MOD([.$A9];32)-[.$D9]*8-[.$E9]*4-[.$F9]*2-[.$G9])/16" office:value-type="float" office:value="0" calcext:value-type="float">
            <text:p>0</text:p>
          </table:table-cell>
          <table:table-cell table:formula="of:=(MOD([.$A9];16)-[.$E9]*4-[.$F9]*2-[.$G9])/8" office:value-type="float" office:value="1" calcext:value-type="float">
            <text:p>1</text:p>
          </table:table-cell>
          <table:table-cell table:formula="of:=(MOD([.$A9];8)-[.$F9]*2-[.$G9])/4" office:value-type="float" office:value="1" calcext:value-type="float">
            <text:p>1</text:p>
          </table:table-cell>
          <table:table-cell table:formula="of:=(MOD([.$A9];4)-[.$G9])/2" office:value-type="float" office:value="1" calcext:value-type="float">
            <text:p>1</text:p>
          </table:table-cell>
          <table:table-cell table:formula="of:=MOD([.$A9];2)" office:value-type="float" office:value="1" calcext:value-type="float">
            <text:p>1</text:p>
          </table:table-cell>
          <table:table-cell table:formula="of:=[.B9]" office:value-type="string" office:string-value="MKB" calcext:value-type="string">
            <text:p>MKB</text:p>
          </table:table-cell>
          <table:table-cell office:value-type="string" calcext:value-type="string">
            <text:p>arrBeamOffMeas_BKG</text:p>
          </table:table-cell>
          <table:table-cell table:formula="of:=IF([.I9];&quot;+ mtcptr-&gt;pulse_e[8]&quot;;&quot;&quot;)">
            <text:p/>
          </table:table-cell>
          <table:table-cell table:formula="of:=IF([.J9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9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9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9];&quot;+ mtcptr-&gt;pulse_e[4]&quot;;&quot;&quot;)">
            <text:p/>
          </table:table-cell>
          <table:table-cell table:formula="of:=IF([.N9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9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9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9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K</text:p>
          </table:table-cell>
          <table:table-cell table:formula="of:=(MOD([.$A10];32)-[.$D10]*8-[.$E10]*4-[.$F10]*2-[.$G10])/16" office:value-type="float" office:value="0" calcext:value-type="float">
            <text:p>0</text:p>
          </table:table-cell>
          <table:table-cell table:formula="of:=(MOD([.$A10];16)-[.$E10]*4-[.$F10]*2-[.$G10])/8" office:value-type="float" office:value="0" calcext:value-type="float">
            <text:p>0</text:p>
          </table:table-cell>
          <table:table-cell table:formula="of:=(MOD([.$A10];8)-[.$F10]*2-[.$G10])/4" office:value-type="float" office:value="0" calcext:value-type="float">
            <text:p>0</text:p>
          </table:table-cell>
          <table:table-cell table:formula="of:=(MOD([.$A10];4)-[.$G10])/2" office:value-type="float" office:value="1" calcext:value-type="float">
            <text:p>1</text:p>
          </table:table-cell>
          <table:table-cell table:formula="of:=MOD([.$A10];2)" office:value-type="float" office:value="1" calcext:value-type="float">
            <text:p>1</text:p>
          </table:table-cell>
          <table:table-cell/>
          <table:table-cell table:style-name="ce1" table:formula="of:=XOR([.F10];XOR([.D10];[.C10]))" office:value-type="float" office:value="1" calcext:value-type="float">
            <text:p>1</text:p>
          </table:table-cell>
          <table:table-cell table:style-name="ce1" table:formula="of:=XOR([.G10];XOR([.F10];XOR([.D10];[.C10])))" office:value-type="float" office:value="0" calcext:value-type="float">
            <text:p>0</text:p>
          </table:table-cell>
          <table:table-cell table:style-name="ce1" table:formula="of:=XOR([.G10];XOR([.E10];XOR([.D10];[.C10])))" office:value-type="float" office:value="1" calcext:value-type="float">
            <text:p>1</text:p>
          </table:table-cell>
          <table:table-cell table:style-name="ce1" table:formula="of:=XOR([.F10];XOR([.E10];XOR([.D10];[.C10])))" office:value-type="float" office:value="1" calcext:value-type="float">
            <text:p>1</text:p>
          </table:table-cell>
          <table:table-cell table:formula="of:=(MOD([.$A10];32)-[.$D10]*8-[.$E10]*4-[.$F10]*2-[.$G10])/16" office:value-type="float" office:value="0" calcext:value-type="float">
            <text:p>0</text:p>
          </table:table-cell>
          <table:table-cell table:formula="of:=(MOD([.$A10];16)-[.$E10]*4-[.$F10]*2-[.$G10])/8" office:value-type="float" office:value="0" calcext:value-type="float">
            <text:p>0</text:p>
          </table:table-cell>
          <table:table-cell table:formula="of:=(MOD([.$A10];8)-[.$F10]*2-[.$G10])/4" office:value-type="float" office:value="0" calcext:value-type="float">
            <text:p>0</text:p>
          </table:table-cell>
          <table:table-cell table:formula="of:=(MOD([.$A10];4)-[.$G10])/2" office:value-type="float" office:value="1" calcext:value-type="float">
            <text:p>1</text:p>
          </table:table-cell>
          <table:table-cell table:formula="of:=MOD([.$A10];2)" office:value-type="float" office:value="1" calcext:value-type="float">
            <text:p>1</text:p>
          </table:table-cell>
          <table:table-cell table:formula="of:=[.B10]" office:value-type="string" office:string-value="LK" calcext:value-type="string">
            <text:p>LK</text:p>
          </table:table-cell>
          <table:table-cell office:value-type="string" calcext:value-type="string">
            <text:p>arrLite</text:p>
          </table:table-cell>
          <table:table-cell table:formula="of:=IF([.I10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0];&quot;+ mtcptr-&gt;pulse_e[7]&quot;;&quot;&quot;)">
            <text:p/>
          </table:table-cell>
          <table:table-cell table:formula="of:=IF([.K10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0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0];&quot;+ mtcptr-&gt;pulse_e[4]&quot;;&quot;&quot;)">
            <text:p/>
          </table:table-cell>
          <table:table-cell table:formula="of:=IF([.N10];&quot;+ mtcptr-&gt;pulse_e[3]&quot;;&quot;&quot;)">
            <text:p/>
          </table:table-cell>
          <table:table-cell table:formula="of:=IF([.O10];&quot;+ mtcptr-&gt;pulse_e[2]&quot;;&quot;&quot;)">
            <text:p/>
          </table:table-cell>
          <table:table-cell table:formula="of:=IF([.P10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10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KB</text:p>
          </table:table-cell>
          <table:table-cell table:formula="of:=(MOD([.$A11];32)-[.$D11]*8-[.$E11]*4-[.$F11]*2-[.$G11])/16" office:value-type="float" office:value="0" calcext:value-type="float">
            <text:p>0</text:p>
          </table:table-cell>
          <table:table-cell table:formula="of:=(MOD([.$A11];16)-[.$E11]*4-[.$F11]*2-[.$G11])/8" office:value-type="float" office:value="0" calcext:value-type="float">
            <text:p>0</text:p>
          </table:table-cell>
          <table:table-cell table:formula="of:=(MOD([.$A11];8)-[.$F11]*2-[.$G11])/4" office:value-type="float" office:value="1" calcext:value-type="float">
            <text:p>1</text:p>
          </table:table-cell>
          <table:table-cell table:formula="of:=(MOD([.$A11];4)-[.$G11])/2" office:value-type="float" office:value="0" calcext:value-type="float">
            <text:p>0</text:p>
          </table:table-cell>
          <table:table-cell table:formula="of:=MOD([.$A11];2)" office:value-type="float" office:value="0" calcext:value-type="float">
            <text:p>0</text:p>
          </table:table-cell>
          <table:table-cell/>
          <table:table-cell table:style-name="ce1" table:formula="of:=XOR([.F11];XOR([.D11];[.C11]))" office:value-type="float" office:value="0" calcext:value-type="float">
            <text:p>0</text:p>
          </table:table-cell>
          <table:table-cell table:style-name="ce1" table:formula="of:=XOR([.G11];XOR([.F11];XOR([.D11];[.C11])))" office:value-type="float" office:value="0" calcext:value-type="float">
            <text:p>0</text:p>
          </table:table-cell>
          <table:table-cell table:style-name="ce1" table:formula="of:=XOR([.G11];XOR([.E11];XOR([.D11];[.C11])))" office:value-type="float" office:value="1" calcext:value-type="float">
            <text:p>1</text:p>
          </table:table-cell>
          <table:table-cell table:style-name="ce1" table:formula="of:=XOR([.F11];XOR([.E11];XOR([.D11];[.C11])))" office:value-type="float" office:value="1" calcext:value-type="float">
            <text:p>1</text:p>
          </table:table-cell>
          <table:table-cell table:formula="of:=(MOD([.$A11];32)-[.$D11]*8-[.$E11]*4-[.$F11]*2-[.$G11])/16" office:value-type="float" office:value="0" calcext:value-type="float">
            <text:p>0</text:p>
          </table:table-cell>
          <table:table-cell table:formula="of:=(MOD([.$A11];16)-[.$E11]*4-[.$F11]*2-[.$G11])/8" office:value-type="float" office:value="0" calcext:value-type="float">
            <text:p>0</text:p>
          </table:table-cell>
          <table:table-cell table:formula="of:=(MOD([.$A11];8)-[.$F11]*2-[.$G11])/4" office:value-type="float" office:value="1" calcext:value-type="float">
            <text:p>1</text:p>
          </table:table-cell>
          <table:table-cell table:formula="of:=(MOD([.$A11];4)-[.$G11])/2" office:value-type="float" office:value="0" calcext:value-type="float">
            <text:p>0</text:p>
          </table:table-cell>
          <table:table-cell table:formula="of:=MOD([.$A11];2)" office:value-type="float" office:value="0" calcext:value-type="float">
            <text:p>0</text:p>
          </table:table-cell>
          <table:table-cell table:formula="of:=[.B11]" office:value-type="string" office:string-value="LKB" calcext:value-type="string">
            <text:p>LKB</text:p>
          </table:table-cell>
          <table:table-cell office:value-type="string" calcext:value-type="string">
            <text:p>arrLite_BKG</text:p>
          </table:table-cell>
          <table:table-cell table:formula="of:=IF([.I11];&quot;+ mtcptr-&gt;pulse_e[8]&quot;;&quot;&quot;)">
            <text:p/>
          </table:table-cell>
          <table:table-cell table:formula="of:=IF([.J11];&quot;+ mtcptr-&gt;pulse_e[7]&quot;;&quot;&quot;)">
            <text:p/>
          </table:table-cell>
          <table:table-cell table:formula="of:=IF([.K11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1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1];&quot;+ mtcptr-&gt;pulse_e[4]&quot;;&quot;&quot;)">
            <text:p/>
          </table:table-cell>
          <table:table-cell table:formula="of:=IF([.N11];&quot;+ mtcptr-&gt;pulse_e[3]&quot;;&quot;&quot;)">
            <text:p/>
          </table:table-cell>
          <table:table-cell table:formula="of:=IF([.O11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1];&quot;+ mtcptr-&gt;pulse_e[1]&quot;;&quot;&quot;)">
            <text:p/>
          </table:table-cell>
          <table:table-cell table:formula="of:=IF([.Q11];&quot;+ mtcptr-&gt;pulse_e[0]&quot;;&quot;&quot;)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</text:p>
          </table:table-cell>
          <table:table-cell table:formula="of:=(MOD([.$A12];32)-[.$D12]*8-[.$E12]*4-[.$F12]*2-[.$G12])/16" office:value-type="float" office:value="0" calcext:value-type="float">
            <text:p>0</text:p>
          </table:table-cell>
          <table:table-cell table:formula="of:=(MOD([.$A12];16)-[.$E12]*4-[.$F12]*2-[.$G12])/8" office:value-type="float" office:value="0" calcext:value-type="float">
            <text:p>0</text:p>
          </table:table-cell>
          <table:table-cell table:formula="of:=(MOD([.$A12];8)-[.$F12]*2-[.$G12])/4" office:value-type="float" office:value="1" calcext:value-type="float">
            <text:p>1</text:p>
          </table:table-cell>
          <table:table-cell table:formula="of:=(MOD([.$A12];4)-[.$G12])/2" office:value-type="float" office:value="0" calcext:value-type="float">
            <text:p>0</text:p>
          </table:table-cell>
          <table:table-cell table:formula="of:=MOD([.$A12];2)" office:value-type="float" office:value="1" calcext:value-type="float">
            <text:p>1</text:p>
          </table:table-cell>
          <table:table-cell/>
          <table:table-cell table:style-name="ce1" table:formula="of:=XOR([.F12];XOR([.D12];[.C12]))" office:value-type="float" office:value="0" calcext:value-type="float">
            <text:p>0</text:p>
          </table:table-cell>
          <table:table-cell table:style-name="ce1" table:formula="of:=XOR([.G12];XOR([.F12];XOR([.D12];[.C12])))" office:value-type="float" office:value="1" calcext:value-type="float">
            <text:p>1</text:p>
          </table:table-cell>
          <table:table-cell table:style-name="ce1" table:formula="of:=XOR([.G12];XOR([.E12];XOR([.D12];[.C12])))" office:value-type="float" office:value="0" calcext:value-type="float">
            <text:p>0</text:p>
          </table:table-cell>
          <table:table-cell table:style-name="ce1" table:formula="of:=XOR([.F12];XOR([.E12];XOR([.D12];[.C12])))" office:value-type="float" office:value="1" calcext:value-type="float">
            <text:p>1</text:p>
          </table:table-cell>
          <table:table-cell table:formula="of:=(MOD([.$A12];32)-[.$D12]*8-[.$E12]*4-[.$F12]*2-[.$G12])/16" office:value-type="float" office:value="0" calcext:value-type="float">
            <text:p>0</text:p>
          </table:table-cell>
          <table:table-cell table:formula="of:=(MOD([.$A12];16)-[.$E12]*4-[.$F12]*2-[.$G12])/8" office:value-type="float" office:value="0" calcext:value-type="float">
            <text:p>0</text:p>
          </table:table-cell>
          <table:table-cell table:formula="of:=(MOD([.$A12];8)-[.$F12]*2-[.$G12])/4" office:value-type="float" office:value="1" calcext:value-type="float">
            <text:p>1</text:p>
          </table:table-cell>
          <table:table-cell table:formula="of:=(MOD([.$A12];4)-[.$G12])/2" office:value-type="float" office:value="0" calcext:value-type="float">
            <text:p>0</text:p>
          </table:table-cell>
          <table:table-cell table:formula="of:=MOD([.$A12];2)" office:value-type="float" office:value="1" calcext:value-type="float">
            <text:p>1</text:p>
          </table:table-cell>
          <table:table-cell table:formula="of:=[.B12]" office:value-type="string" office:string-value="LI" calcext:value-type="string">
            <text:p>LI</text:p>
          </table:table-cell>
          <table:table-cell office:value-type="string" calcext:value-type="string">
            <text:p>arrLiteBeam</text:p>
          </table:table-cell>
          <table:table-cell table:formula="of:=IF([.I12];&quot;+ mtcptr-&gt;pulse_e[8]&quot;;&quot;&quot;)">
            <text:p/>
          </table:table-cell>
          <table:table-cell table:formula="of:=IF([.J12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2];&quot;+ mtcptr-&gt;pulse_e[6]&quot;;&quot;&quot;)">
            <text:p/>
          </table:table-cell>
          <table:table-cell table:formula="of:=IF([.L12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2];&quot;+ mtcptr-&gt;pulse_e[4]&quot;;&quot;&quot;)">
            <text:p/>
          </table:table-cell>
          <table:table-cell table:formula="of:=IF([.N12];&quot;+ mtcptr-&gt;pulse_e[3]&quot;;&quot;&quot;)">
            <text:p/>
          </table:table-cell>
          <table:table-cell table:formula="of:=IF([.O12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2];&quot;+ mtcptr-&gt;pulse_e[1]&quot;;&quot;&quot;)">
            <text:p/>
          </table:table-cell>
          <table:table-cell table:formula="of:=IF([.Q12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IKB</text:p>
          </table:table-cell>
          <table:table-cell table:formula="of:=(MOD([.$A13];32)-[.$D13]*8-[.$E13]*4-[.$F13]*2-[.$G13])/16" office:value-type="float" office:value="0" calcext:value-type="float">
            <text:p>0</text:p>
          </table:table-cell>
          <table:table-cell table:formula="of:=(MOD([.$A13];16)-[.$E13]*4-[.$F13]*2-[.$G13])/8" office:value-type="float" office:value="0" calcext:value-type="float">
            <text:p>0</text:p>
          </table:table-cell>
          <table:table-cell table:formula="of:=(MOD([.$A13];8)-[.$F13]*2-[.$G13])/4" office:value-type="float" office:value="1" calcext:value-type="float">
            <text:p>1</text:p>
          </table:table-cell>
          <table:table-cell table:formula="of:=(MOD([.$A13];4)-[.$G13])/2" office:value-type="float" office:value="1" calcext:value-type="float">
            <text:p>1</text:p>
          </table:table-cell>
          <table:table-cell table:formula="of:=MOD([.$A13];2)" office:value-type="float" office:value="0" calcext:value-type="float">
            <text:p>0</text:p>
          </table:table-cell>
          <table:table-cell/>
          <table:table-cell table:style-name="ce1" table:formula="of:=XOR([.F13];XOR([.D13];[.C13]))" office:value-type="float" office:value="1" calcext:value-type="float">
            <text:p>1</text:p>
          </table:table-cell>
          <table:table-cell table:style-name="ce1" table:formula="of:=XOR([.G13];XOR([.F13];XOR([.D13];[.C13])))" office:value-type="float" office:value="1" calcext:value-type="float">
            <text:p>1</text:p>
          </table:table-cell>
          <table:table-cell table:style-name="ce1" table:formula="of:=XOR([.G13];XOR([.E13];XOR([.D13];[.C13])))" office:value-type="float" office:value="1" calcext:value-type="float">
            <text:p>1</text:p>
          </table:table-cell>
          <table:table-cell table:style-name="ce1" table:formula="of:=XOR([.F13];XOR([.E13];XOR([.D13];[.C13])))" office:value-type="float" office:value="0" calcext:value-type="float">
            <text:p>0</text:p>
          </table:table-cell>
          <table:table-cell table:formula="of:=(MOD([.$A13];32)-[.$D13]*8-[.$E13]*4-[.$F13]*2-[.$G13])/16" office:value-type="float" office:value="0" calcext:value-type="float">
            <text:p>0</text:p>
          </table:table-cell>
          <table:table-cell table:formula="of:=(MOD([.$A13];16)-[.$E13]*4-[.$F13]*2-[.$G13])/8" office:value-type="float" office:value="0" calcext:value-type="float">
            <text:p>0</text:p>
          </table:table-cell>
          <table:table-cell table:formula="of:=(MOD([.$A13];8)-[.$F13]*2-[.$G13])/4" office:value-type="float" office:value="1" calcext:value-type="float">
            <text:p>1</text:p>
          </table:table-cell>
          <table:table-cell table:formula="of:=(MOD([.$A13];4)-[.$G13])/2" office:value-type="float" office:value="1" calcext:value-type="float">
            <text:p>1</text:p>
          </table:table-cell>
          <table:table-cell table:formula="of:=MOD([.$A13];2)" office:value-type="float" office:value="0" calcext:value-type="float">
            <text:p>0</text:p>
          </table:table-cell>
          <table:table-cell table:formula="of:=[.B13]" office:value-type="string" office:string-value="LIKB" calcext:value-type="string">
            <text:p>LIKB</text:p>
          </table:table-cell>
          <table:table-cell office:value-type="string" calcext:value-type="string">
            <text:p>arrLiteBeam_BKG</text:p>
          </table:table-cell>
          <table:table-cell table:formula="of:=IF([.I13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3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3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3];&quot;+ mtcptr-&gt;pulse_e[5]&quot;;&quot;&quot;)">
            <text:p/>
          </table:table-cell>
          <table:table-cell table:formula="of:=IF([.M13];&quot;+ mtcptr-&gt;pulse_e[4]&quot;;&quot;&quot;)">
            <text:p/>
          </table:table-cell>
          <table:table-cell table:formula="of:=IF([.N13];&quot;+ mtcptr-&gt;pulse_e[3]&quot;;&quot;&quot;)">
            <text:p/>
          </table:table-cell>
          <table:table-cell table:formula="of:=IF([.O13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3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13];&quot;+ mtcptr-&gt;pulse_e[0]&quot;;&quot;&quot;)">
            <text:p/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formula="of:=(MOD([.$A14];32)-[.$D14]*8-[.$E14]*4-[.$F14]*2-[.$G14])/16" office:value-type="float" office:value="0" calcext:value-type="float">
            <text:p>0</text:p>
          </table:table-cell>
          <table:table-cell table:formula="of:=(MOD([.$A14];16)-[.$E14]*4-[.$F14]*2-[.$G14])/8" office:value-type="float" office:value="1" calcext:value-type="float">
            <text:p>1</text:p>
          </table:table-cell>
          <table:table-cell table:formula="of:=(MOD([.$A14];8)-[.$F14]*2-[.$G14])/4" office:value-type="float" office:value="0" calcext:value-type="float">
            <text:p>0</text:p>
          </table:table-cell>
          <table:table-cell table:formula="of:=(MOD([.$A14];4)-[.$G14])/2" office:value-type="float" office:value="1" calcext:value-type="float">
            <text:p>1</text:p>
          </table:table-cell>
          <table:table-cell table:formula="of:=MOD([.$A14];2)" office:value-type="float" office:value="1" calcext:value-type="float">
            <text:p>1</text:p>
          </table:table-cell>
          <table:table-cell/>
          <table:table-cell table:style-name="ce1" table:formula="of:=XOR([.F14];XOR([.D14];[.C14]))" office:value-type="float" office:value="0" calcext:value-type="float">
            <text:p>0</text:p>
          </table:table-cell>
          <table:table-cell table:style-name="ce1" table:formula="of:=XOR([.G14];XOR([.F14];XOR([.D14];[.C14])))" office:value-type="float" office:value="1" calcext:value-type="float">
            <text:p>1</text:p>
          </table:table-cell>
          <table:table-cell table:style-name="ce1" table:formula="of:=XOR([.G14];XOR([.E14];XOR([.D14];[.C14])))" office:value-type="float" office:value="0" calcext:value-type="float">
            <text:p>0</text:p>
          </table:table-cell>
          <table:table-cell table:style-name="ce1" table:formula="of:=XOR([.F14];XOR([.E14];XOR([.D14];[.C14])))" office:value-type="float" office:value="0" calcext:value-type="float">
            <text:p>0</text:p>
          </table:table-cell>
          <table:table-cell table:formula="of:=(MOD([.$A14];32)-[.$D14]*8-[.$E14]*4-[.$F14]*2-[.$G14])/16" office:value-type="float" office:value="0" calcext:value-type="float">
            <text:p>0</text:p>
          </table:table-cell>
          <table:table-cell table:formula="of:=(MOD([.$A14];16)-[.$E14]*4-[.$F14]*2-[.$G14])/8" office:value-type="float" office:value="1" calcext:value-type="float">
            <text:p>1</text:p>
          </table:table-cell>
          <table:table-cell table:formula="of:=(MOD([.$A14];8)-[.$F14]*2-[.$G14])/4" office:value-type="float" office:value="0" calcext:value-type="float">
            <text:p>0</text:p>
          </table:table-cell>
          <table:table-cell table:formula="of:=(MOD([.$A14];4)-[.$G14])/2" office:value-type="float" office:value="1" calcext:value-type="float">
            <text:p>1</text:p>
          </table:table-cell>
          <table:table-cell table:formula="of:=MOD([.$A14];2)" office:value-type="float" office:value="1" calcext:value-type="float">
            <text:p>1</text:p>
          </table:table-cell>
          <table:table-cell table:formula="of:=[.B14]" office:value-type="string" office:string-value="K" calcext:value-type="string">
            <text:p>K</text:p>
          </table:table-cell>
          <table:table-cell office:value-type="string" calcext:value-type="string">
            <text:p>arrBeamOff</text:p>
          </table:table-cell>
          <table:table-cell table:formula="of:=IF([.I14];&quot;+ mtcptr-&gt;pulse_e[8]&quot;;&quot;&quot;)">
            <text:p/>
          </table:table-cell>
          <table:table-cell table:formula="of:=IF([.J14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4];&quot;+ mtcptr-&gt;pulse_e[6]&quot;;&quot;&quot;)">
            <text:p/>
          </table:table-cell>
          <table:table-cell table:formula="of:=IF([.L14];&quot;+ mtcptr-&gt;pulse_e[5]&quot;;&quot;&quot;)">
            <text:p/>
          </table:table-cell>
          <table:table-cell table:formula="of:=IF([.M14];&quot;+ mtcptr-&gt;pulse_e[4]&quot;;&quot;&quot;)">
            <text:p/>
          </table:table-cell>
          <table:table-cell table:formula="of:=IF([.N14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4];&quot;+ mtcptr-&gt;pulse_e[2]&quot;;&quot;&quot;)">
            <text:p/>
          </table:table-cell>
          <table:table-cell table:formula="of:=IF([.P14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14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KB</text:p>
          </table:table-cell>
          <table:table-cell table:formula="of:=(MOD([.$A15];32)-[.$D15]*8-[.$E15]*4-[.$F15]*2-[.$G15])/16" office:value-type="float" office:value="0" calcext:value-type="float">
            <text:p>0</text:p>
          </table:table-cell>
          <table:table-cell table:formula="of:=(MOD([.$A15];16)-[.$E15]*4-[.$F15]*2-[.$G15])/8" office:value-type="float" office:value="1" calcext:value-type="float">
            <text:p>1</text:p>
          </table:table-cell>
          <table:table-cell table:formula="of:=(MOD([.$A15];8)-[.$F15]*2-[.$G15])/4" office:value-type="float" office:value="1" calcext:value-type="float">
            <text:p>1</text:p>
          </table:table-cell>
          <table:table-cell table:formula="of:=(MOD([.$A15];4)-[.$G15])/2" office:value-type="float" office:value="0" calcext:value-type="float">
            <text:p>0</text:p>
          </table:table-cell>
          <table:table-cell table:formula="of:=MOD([.$A15];2)" office:value-type="float" office:value="1" calcext:value-type="float">
            <text:p>1</text:p>
          </table:table-cell>
          <table:table-cell/>
          <table:table-cell table:style-name="ce1" table:formula="of:=XOR([.F15];XOR([.D15];[.C15]))" office:value-type="float" office:value="1" calcext:value-type="float">
            <text:p>1</text:p>
          </table:table-cell>
          <table:table-cell table:style-name="ce1" table:formula="of:=XOR([.G15];XOR([.F15];XOR([.D15];[.C15])))" office:value-type="float" office:value="0" calcext:value-type="float">
            <text:p>0</text:p>
          </table:table-cell>
          <table:table-cell table:style-name="ce1" table:formula="of:=XOR([.G15];XOR([.E15];XOR([.D15];[.C15])))" office:value-type="float" office:value="1" calcext:value-type="float">
            <text:p>1</text:p>
          </table:table-cell>
          <table:table-cell table:style-name="ce1" table:formula="of:=XOR([.F15];XOR([.E15];XOR([.D15];[.C15])))" office:value-type="float" office:value="0" calcext:value-type="float">
            <text:p>0</text:p>
          </table:table-cell>
          <table:table-cell table:formula="of:=(MOD([.$A15];32)-[.$D15]*8-[.$E15]*4-[.$F15]*2-[.$G15])/16" office:value-type="float" office:value="0" calcext:value-type="float">
            <text:p>0</text:p>
          </table:table-cell>
          <table:table-cell table:formula="of:=(MOD([.$A15];16)-[.$E15]*4-[.$F15]*2-[.$G15])/8" office:value-type="float" office:value="1" calcext:value-type="float">
            <text:p>1</text:p>
          </table:table-cell>
          <table:table-cell table:formula="of:=(MOD([.$A15];8)-[.$F15]*2-[.$G15])/4" office:value-type="float" office:value="1" calcext:value-type="float">
            <text:p>1</text:p>
          </table:table-cell>
          <table:table-cell table:formula="of:=(MOD([.$A15];4)-[.$G15])/2" office:value-type="float" office:value="0" calcext:value-type="float">
            <text:p>0</text:p>
          </table:table-cell>
          <table:table-cell table:formula="of:=MOD([.$A15];2)" office:value-type="float" office:value="1" calcext:value-type="float">
            <text:p>1</text:p>
          </table:table-cell>
          <table:table-cell table:formula="of:=[.B15]" office:value-type="string" office:string-value="KB" calcext:value-type="string">
            <text:p>KB</text:p>
          </table:table-cell>
          <table:table-cell office:value-type="string" calcext:value-type="string">
            <text:p>arrBeamOff_BKG</text:p>
          </table:table-cell>
          <table:table-cell table:formula="of:=IF([.I15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5];&quot;+ mtcptr-&gt;pulse_e[7]&quot;;&quot;&quot;)">
            <text:p/>
          </table:table-cell>
          <table:table-cell table:formula="of:=IF([.K15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5];&quot;+ mtcptr-&gt;pulse_e[5]&quot;;&quot;&quot;)">
            <text:p/>
          </table:table-cell>
          <table:table-cell table:formula="of:=IF([.M15];&quot;+ mtcptr-&gt;pulse_e[4]&quot;;&quot;&quot;)">
            <text:p/>
          </table:table-cell>
          <table:table-cell table:formula="of:=IF([.N15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5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5];&quot;+ mtcptr-&gt;pulse_e[1]&quot;;&quot;&quot;)">
            <text:p/>
          </table:table-cell>
          <table:table-cell table:formula="of:=IF([.Q15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formula="of:=(MOD([.$A16];32)-[.$D16]*8-[.$E16]*4-[.$F16]*2-[.$G16])/16" office:value-type="float" office:value="0" calcext:value-type="float">
            <text:p>0</text:p>
          </table:table-cell>
          <table:table-cell table:formula="of:=(MOD([.$A16];16)-[.$E16]*4-[.$F16]*2-[.$G16])/8" office:value-type="float" office:value="1" calcext:value-type="float">
            <text:p>1</text:p>
          </table:table-cell>
          <table:table-cell table:formula="of:=(MOD([.$A16];8)-[.$F16]*2-[.$G16])/4" office:value-type="float" office:value="1" calcext:value-type="float">
            <text:p>1</text:p>
          </table:table-cell>
          <table:table-cell table:formula="of:=(MOD([.$A16];4)-[.$G16])/2" office:value-type="float" office:value="0" calcext:value-type="float">
            <text:p>0</text:p>
          </table:table-cell>
          <table:table-cell table:formula="of:=MOD([.$A16];2)" office:value-type="float" office:value="0" calcext:value-type="float">
            <text:p>0</text:p>
          </table:table-cell>
          <table:table-cell/>
          <table:table-cell table:style-name="ce1" table:formula="of:=XOR([.F16];XOR([.D16];[.C16]))" office:value-type="float" office:value="1" calcext:value-type="float">
            <text:p>1</text:p>
          </table:table-cell>
          <table:table-cell table:style-name="ce1" table:formula="of:=XOR([.G16];XOR([.F16];XOR([.D16];[.C16])))" office:value-type="float" office:value="1" calcext:value-type="float">
            <text:p>1</text:p>
          </table:table-cell>
          <table:table-cell table:style-name="ce1" table:formula="of:=XOR([.G16];XOR([.E16];XOR([.D16];[.C16])))" office:value-type="float" office:value="0" calcext:value-type="float">
            <text:p>0</text:p>
          </table:table-cell>
          <table:table-cell table:style-name="ce1" table:formula="of:=XOR([.F16];XOR([.E16];XOR([.D16];[.C16])))" office:value-type="float" office:value="0" calcext:value-type="float">
            <text:p>0</text:p>
          </table:table-cell>
          <table:table-cell table:formula="of:=(MOD([.$A16];32)-[.$D16]*8-[.$E16]*4-[.$F16]*2-[.$G16])/16" office:value-type="float" office:value="0" calcext:value-type="float">
            <text:p>0</text:p>
          </table:table-cell>
          <table:table-cell table:formula="of:=(MOD([.$A16];16)-[.$E16]*4-[.$F16]*2-[.$G16])/8" office:value-type="float" office:value="1" calcext:value-type="float">
            <text:p>1</text:p>
          </table:table-cell>
          <table:table-cell table:formula="of:=(MOD([.$A16];8)-[.$F16]*2-[.$G16])/4" office:value-type="float" office:value="1" calcext:value-type="float">
            <text:p>1</text:p>
          </table:table-cell>
          <table:table-cell table:formula="of:=(MOD([.$A16];4)-[.$G16])/2" office:value-type="float" office:value="0" calcext:value-type="float">
            <text:p>0</text:p>
          </table:table-cell>
          <table:table-cell table:formula="of:=MOD([.$A16];2)" office:value-type="float" office:value="0" calcext:value-type="float">
            <text:p>0</text:p>
          </table:table-cell>
          <table:table-cell table:formula="of:=[.B16]" office:value-type="string" office:string-value="B" calcext:value-type="string">
            <text:p>B</text:p>
          </table:table-cell>
          <table:table-cell office:value-type="string" calcext:value-type="string">
            <text:p>arrAllOff_BKG</text:p>
          </table:table-cell>
          <table:table-cell table:formula="of:=IF([.I16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6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6];&quot;+ mtcptr-&gt;pulse_e[6]&quot;;&quot;&quot;)">
            <text:p/>
          </table:table-cell>
          <table:table-cell table:formula="of:=IF([.L16];&quot;+ mtcptr-&gt;pulse_e[5]&quot;;&quot;&quot;)">
            <text:p/>
          </table:table-cell>
          <table:table-cell table:formula="of:=IF([.M16];&quot;+ mtcptr-&gt;pulse_e[4]&quot;;&quot;&quot;)">
            <text:p/>
          </table:table-cell>
          <table:table-cell table:formula="of:=IF([.N16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6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6];&quot;+ mtcptr-&gt;pulse_e[1]&quot;;&quot;&quot;)">
            <text:p/>
          </table:table-cell>
          <table:table-cell table:formula="of:=IF([.Q16];&quot;+ mtcptr-&gt;pulse_e[0]&quot;;&quot;&quot;)"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I</text:p>
          </table:table-cell>
          <table:table-cell table:formula="of:=(MOD([.$A17];32)-[.$D17]*8-[.$E17]*4-[.$F17]*2-[.$G17])/16" office:value-type="float" office:value="0" calcext:value-type="float">
            <text:p>0</text:p>
          </table:table-cell>
          <table:table-cell table:formula="of:=(MOD([.$A17];16)-[.$E17]*4-[.$F17]*2-[.$G17])/8" office:value-type="float" office:value="0" calcext:value-type="float">
            <text:p>0</text:p>
          </table:table-cell>
          <table:table-cell table:formula="of:=(MOD([.$A17];8)-[.$F17]*2-[.$G17])/4" office:value-type="float" office:value="1" calcext:value-type="float">
            <text:p>1</text:p>
          </table:table-cell>
          <table:table-cell table:formula="of:=(MOD([.$A17];4)-[.$G17])/2" office:value-type="float" office:value="1" calcext:value-type="float">
            <text:p>1</text:p>
          </table:table-cell>
          <table:table-cell table:formula="of:=MOD([.$A17];2)" office:value-type="float" office:value="1" calcext:value-type="float">
            <text:p>1</text:p>
          </table:table-cell>
          <table:table-cell/>
          <table:table-cell table:style-name="ce1" table:formula="of:=XOR([.F17];XOR([.D17];[.C17]))" office:value-type="float" office:value="1" calcext:value-type="float">
            <text:p>1</text:p>
          </table:table-cell>
          <table:table-cell table:style-name="ce1" table:formula="of:=XOR([.G17];XOR([.F17];XOR([.D17];[.C17])))" office:value-type="float" office:value="0" calcext:value-type="float">
            <text:p>0</text:p>
          </table:table-cell>
          <table:table-cell table:style-name="ce1" table:formula="of:=XOR([.G17];XOR([.E17];XOR([.D17];[.C17])))" office:value-type="float" office:value="0" calcext:value-type="float">
            <text:p>0</text:p>
          </table:table-cell>
          <table:table-cell table:style-name="ce1" table:formula="of:=XOR([.F17];XOR([.E17];XOR([.D17];[.C17])))" office:value-type="float" office:value="0" calcext:value-type="float">
            <text:p>0</text:p>
          </table:table-cell>
          <table:table-cell table:formula="of:=(MOD([.$A17];32)-[.$D17]*8-[.$E17]*4-[.$F17]*2-[.$G17])/16" office:value-type="float" office:value="0" calcext:value-type="float">
            <text:p>0</text:p>
          </table:table-cell>
          <table:table-cell table:formula="of:=(MOD([.$A17];16)-[.$E17]*4-[.$F17]*2-[.$G17])/8" office:value-type="float" office:value="0" calcext:value-type="float">
            <text:p>0</text:p>
          </table:table-cell>
          <table:table-cell table:formula="of:=(MOD([.$A17];8)-[.$F17]*2-[.$G17])/4" office:value-type="float" office:value="1" calcext:value-type="float">
            <text:p>1</text:p>
          </table:table-cell>
          <table:table-cell table:formula="of:=(MOD([.$A17];4)-[.$G17])/2" office:value-type="float" office:value="1" calcext:value-type="float">
            <text:p>1</text:p>
          </table:table-cell>
          <table:table-cell table:formula="of:=MOD([.$A17];2)" office:value-type="float" office:value="1" calcext:value-type="float">
            <text:p>1</text:p>
          </table:table-cell>
          <table:table-cell table:formula="of:=[.B17]" office:value-type="string" office:string-value="GI" calcext:value-type="string">
            <text:p>GI</text:p>
          </table:table-cell>
          <table:table-cell office:value-type="string" calcext:value-type="string">
            <text:p>arrTrigBeam</text:p>
          </table:table-cell>
          <table:table-cell table:formula="of:=IF([.I17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7];&quot;+ mtcptr-&gt;pulse_e[7]&quot;;&quot;&quot;)">
            <text:p/>
          </table:table-cell>
          <table:table-cell table:formula="of:=IF([.K17];&quot;+ mtcptr-&gt;pulse_e[6]&quot;;&quot;&quot;)">
            <text:p/>
          </table:table-cell>
          <table:table-cell table:formula="of:=IF([.L17];&quot;+ mtcptr-&gt;pulse_e[5]&quot;;&quot;&quot;)">
            <text:p/>
          </table:table-cell>
          <table:table-cell table:formula="of:=IF([.M17];&quot;+ mtcptr-&gt;pulse_e[4]&quot;;&quot;&quot;)">
            <text:p/>
          </table:table-cell>
          <table:table-cell table:formula="of:=IF([.N17];&quot;+ mtcptr-&gt;pulse_e[3]&quot;;&quot;&quot;)">
            <text:p/>
          </table:table-cell>
          <table:table-cell table:formula="of:=IF([.O17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17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17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IKB</text:p>
          </table:table-cell>
          <table:table-cell table:formula="of:=(MOD([.$A18];32)-[.$D18]*8-[.$E18]*4-[.$F18]*2-[.$G18])/16" office:value-type="float" office:value="0" calcext:value-type="float">
            <text:p>0</text:p>
          </table:table-cell>
          <table:table-cell table:formula="of:=(MOD([.$A18];16)-[.$E18]*4-[.$F18]*2-[.$G18])/8" office:value-type="float" office:value="1" calcext:value-type="float">
            <text:p>1</text:p>
          </table:table-cell>
          <table:table-cell table:formula="of:=(MOD([.$A18];8)-[.$F18]*2-[.$G18])/4" office:value-type="float" office:value="0" calcext:value-type="float">
            <text:p>0</text:p>
          </table:table-cell>
          <table:table-cell table:formula="of:=(MOD([.$A18];4)-[.$G18])/2" office:value-type="float" office:value="0" calcext:value-type="float">
            <text:p>0</text:p>
          </table:table-cell>
          <table:table-cell table:formula="of:=MOD([.$A18];2)" office:value-type="float" office:value="0" calcext:value-type="float">
            <text:p>0</text:p>
          </table:table-cell>
          <table:table-cell/>
          <table:table-cell table:style-name="ce1" table:formula="of:=XOR([.F18];XOR([.D18];[.C18]))" office:value-type="float" office:value="1" calcext:value-type="float">
            <text:p>1</text:p>
          </table:table-cell>
          <table:table-cell table:style-name="ce1" table:formula="of:=XOR([.G18];XOR([.F18];XOR([.D18];[.C18])))" office:value-type="float" office:value="1" calcext:value-type="float">
            <text:p>1</text:p>
          </table:table-cell>
          <table:table-cell table:style-name="ce1" table:formula="of:=XOR([.G18];XOR([.E18];XOR([.D18];[.C18])))" office:value-type="float" office:value="1" calcext:value-type="float">
            <text:p>1</text:p>
          </table:table-cell>
          <table:table-cell table:style-name="ce1" table:formula="of:=XOR([.F18];XOR([.E18];XOR([.D18];[.C18])))" office:value-type="float" office:value="1" calcext:value-type="float">
            <text:p>1</text:p>
          </table:table-cell>
          <table:table-cell table:formula="of:=(MOD([.$A18];32)-[.$D18]*8-[.$E18]*4-[.$F18]*2-[.$G18])/16" office:value-type="float" office:value="0" calcext:value-type="float">
            <text:p>0</text:p>
          </table:table-cell>
          <table:table-cell table:formula="of:=(MOD([.$A18];16)-[.$E18]*4-[.$F18]*2-[.$G18])/8" office:value-type="float" office:value="1" calcext:value-type="float">
            <text:p>1</text:p>
          </table:table-cell>
          <table:table-cell table:formula="of:=(MOD([.$A18];8)-[.$F18]*2-[.$G18])/4" office:value-type="float" office:value="0" calcext:value-type="float">
            <text:p>0</text:p>
          </table:table-cell>
          <table:table-cell table:formula="of:=(MOD([.$A18];4)-[.$G18])/2" office:value-type="float" office:value="0" calcext:value-type="float">
            <text:p>0</text:p>
          </table:table-cell>
          <table:table-cell table:formula="of:=MOD([.$A18];2)" office:value-type="float" office:value="0" calcext:value-type="float">
            <text:p>0</text:p>
          </table:table-cell>
          <table:table-cell table:formula="of:=[.B18]" office:value-type="string" office:string-value="GIKB" calcext:value-type="string">
            <text:p>GIKB</text:p>
          </table:table-cell>
          <table:table-cell office:value-type="string" calcext:value-type="string">
            <text:p>arrTrigBeam_BKG</text:p>
          </table:table-cell>
          <table:table-cell table:formula="of:=IF([.I18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8];&quot;+ mtcptr-&gt;pulse_e[7]&quot;;&quot;&quot;)" office:value-type="string" office:string-value="+ mtcptr-&gt;pulse_e[7]" calcext:value-type="string">
            <text:p>+ mtcptr-&gt;pulse_e[7]</text:p>
          </table:table-cell>
          <table:table-cell table:formula="of:=IF([.K18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18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8];&quot;+ mtcptr-&gt;pulse_e[4]&quot;;&quot;&quot;)">
            <text:p/>
          </table:table-cell>
          <table:table-cell table:formula="of:=IF([.N18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8];&quot;+ mtcptr-&gt;pulse_e[2]&quot;;&quot;&quot;)">
            <text:p/>
          </table:table-cell>
          <table:table-cell table:formula="of:=IF([.P18];&quot;+ mtcptr-&gt;pulse_e[1]&quot;;&quot;&quot;)">
            <text:p/>
          </table:table-cell>
          <table:table-cell table:formula="of:=IF([.Q18];&quot;+ mtcptr-&gt;pulse_e[0]&quot;;&quot;&quot;)"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K</text:p>
          </table:table-cell>
          <table:table-cell table:formula="of:=(MOD([.$A19];32)-[.$D19]*8-[.$E19]*4-[.$F19]*2-[.$G19])/16" office:value-type="float" office:value="0" calcext:value-type="float">
            <text:p>0</text:p>
          </table:table-cell>
          <table:table-cell table:formula="of:=(MOD([.$A19];16)-[.$E19]*4-[.$F19]*2-[.$G19])/8" office:value-type="float" office:value="1" calcext:value-type="float">
            <text:p>1</text:p>
          </table:table-cell>
          <table:table-cell table:formula="of:=(MOD([.$A19];8)-[.$F19]*2-[.$G19])/4" office:value-type="float" office:value="0" calcext:value-type="float">
            <text:p>0</text:p>
          </table:table-cell>
          <table:table-cell table:formula="of:=(MOD([.$A19];4)-[.$G19])/2" office:value-type="float" office:value="0" calcext:value-type="float">
            <text:p>0</text:p>
          </table:table-cell>
          <table:table-cell table:formula="of:=MOD([.$A19];2)" office:value-type="float" office:value="1" calcext:value-type="float">
            <text:p>1</text:p>
          </table:table-cell>
          <table:table-cell/>
          <table:table-cell table:style-name="ce1" table:formula="of:=XOR([.F19];XOR([.D19];[.C19]))" office:value-type="float" office:value="1" calcext:value-type="float">
            <text:p>1</text:p>
          </table:table-cell>
          <table:table-cell table:style-name="ce1" table:formula="of:=XOR([.G19];XOR([.F19];XOR([.D19];[.C19])))" office:value-type="float" office:value="0" calcext:value-type="float">
            <text:p>0</text:p>
          </table:table-cell>
          <table:table-cell table:style-name="ce1" table:formula="of:=XOR([.G19];XOR([.E19];XOR([.D19];[.C19])))" office:value-type="float" office:value="0" calcext:value-type="float">
            <text:p>0</text:p>
          </table:table-cell>
          <table:table-cell table:style-name="ce1" table:formula="of:=XOR([.F19];XOR([.E19];XOR([.D19];[.C19])))" office:value-type="float" office:value="1" calcext:value-type="float">
            <text:p>1</text:p>
          </table:table-cell>
          <table:table-cell table:formula="of:=(MOD([.$A19];32)-[.$D19]*8-[.$E19]*4-[.$F19]*2-[.$G19])/16" office:value-type="float" office:value="0" calcext:value-type="float">
            <text:p>0</text:p>
          </table:table-cell>
          <table:table-cell table:formula="of:=(MOD([.$A19];16)-[.$E19]*4-[.$F19]*2-[.$G19])/8" office:value-type="float" office:value="1" calcext:value-type="float">
            <text:p>1</text:p>
          </table:table-cell>
          <table:table-cell table:formula="of:=(MOD([.$A19];8)-[.$F19]*2-[.$G19])/4" office:value-type="float" office:value="0" calcext:value-type="float">
            <text:p>0</text:p>
          </table:table-cell>
          <table:table-cell table:formula="of:=(MOD([.$A19];4)-[.$G19])/2" office:value-type="float" office:value="0" calcext:value-type="float">
            <text:p>0</text:p>
          </table:table-cell>
          <table:table-cell table:formula="of:=MOD([.$A19];2)" office:value-type="float" office:value="1" calcext:value-type="float">
            <text:p>1</text:p>
          </table:table-cell>
          <table:table-cell table:formula="of:=[.B19]" office:value-type="string" office:string-value="GK" calcext:value-type="string">
            <text:p>GK</text:p>
          </table:table-cell>
          <table:table-cell office:value-type="string" calcext:value-type="string">
            <text:p>arrTrig</text:p>
          </table:table-cell>
          <table:table-cell table:formula="of:=IF([.I19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19];&quot;+ mtcptr-&gt;pulse_e[7]&quot;;&quot;&quot;)">
            <text:p/>
          </table:table-cell>
          <table:table-cell table:formula="of:=IF([.K19];&quot;+ mtcptr-&gt;pulse_e[6]&quot;;&quot;&quot;)">
            <text:p/>
          </table:table-cell>
          <table:table-cell table:formula="of:=IF([.L19];&quot;+ mtcptr-&gt;pulse_e[5]&quot;;&quot;&quot;)" office:value-type="string" office:string-value="+ mtcptr-&gt;pulse_e[5]" calcext:value-type="string">
            <text:p>+ mtcptr-&gt;pulse_e[5]</text:p>
          </table:table-cell>
          <table:table-cell table:formula="of:=IF([.M19];&quot;+ mtcptr-&gt;pulse_e[4]&quot;;&quot;&quot;)">
            <text:p/>
          </table:table-cell>
          <table:table-cell table:formula="of:=IF([.N19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19];&quot;+ mtcptr-&gt;pulse_e[2]&quot;;&quot;&quot;)">
            <text:p/>
          </table:table-cell>
          <table:table-cell table:formula="of:=IF([.P19];&quot;+ mtcptr-&gt;pulse_e[1]&quot;;&quot;&quot;)">
            <text:p/>
          </table:table-cell>
          <table:table-cell table:formula="of:=IF([.Q19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KB</text:p>
          </table:table-cell>
          <table:table-cell table:formula="of:=(MOD([.$A20];32)-[.$D20]*8-[.$E20]*4-[.$F20]*2-[.$G20])/16" office:value-type="float" office:value="0" calcext:value-type="float">
            <text:p>0</text:p>
          </table:table-cell>
          <table:table-cell table:formula="of:=(MOD([.$A20];16)-[.$E20]*4-[.$F20]*2-[.$G20])/8" office:value-type="float" office:value="1" calcext:value-type="float">
            <text:p>1</text:p>
          </table:table-cell>
          <table:table-cell table:formula="of:=(MOD([.$A20];8)-[.$F20]*2-[.$G20])/4" office:value-type="float" office:value="0" calcext:value-type="float">
            <text:p>0</text:p>
          </table:table-cell>
          <table:table-cell table:formula="of:=(MOD([.$A20];4)-[.$G20])/2" office:value-type="float" office:value="1" calcext:value-type="float">
            <text:p>1</text:p>
          </table:table-cell>
          <table:table-cell table:formula="of:=MOD([.$A20];2)" office:value-type="float" office:value="0" calcext:value-type="float">
            <text:p>0</text:p>
          </table:table-cell>
          <table:table-cell/>
          <table:table-cell table:style-name="ce1" table:formula="of:=XOR([.F20];XOR([.D20];[.C20]))" office:value-type="float" office:value="0" calcext:value-type="float">
            <text:p>0</text:p>
          </table:table-cell>
          <table:table-cell table:style-name="ce1" table:formula="of:=XOR([.G20];XOR([.F20];XOR([.D20];[.C20])))" office:value-type="float" office:value="0" calcext:value-type="float">
            <text:p>0</text:p>
          </table:table-cell>
          <table:table-cell table:style-name="ce1" table:formula="of:=XOR([.G20];XOR([.E20];XOR([.D20];[.C20])))" office:value-type="float" office:value="1" calcext:value-type="float">
            <text:p>1</text:p>
          </table:table-cell>
          <table:table-cell table:style-name="ce1" table:formula="of:=XOR([.F20];XOR([.E20];XOR([.D20];[.C20])))" office:value-type="float" office:value="0" calcext:value-type="float">
            <text:p>0</text:p>
          </table:table-cell>
          <table:table-cell table:formula="of:=(MOD([.$A20];32)-[.$D20]*8-[.$E20]*4-[.$F20]*2-[.$G20])/16" office:value-type="float" office:value="0" calcext:value-type="float">
            <text:p>0</text:p>
          </table:table-cell>
          <table:table-cell table:formula="of:=(MOD([.$A20];16)-[.$E20]*4-[.$F20]*2-[.$G20])/8" office:value-type="float" office:value="1" calcext:value-type="float">
            <text:p>1</text:p>
          </table:table-cell>
          <table:table-cell table:formula="of:=(MOD([.$A20];8)-[.$F20]*2-[.$G20])/4" office:value-type="float" office:value="0" calcext:value-type="float">
            <text:p>0</text:p>
          </table:table-cell>
          <table:table-cell table:formula="of:=(MOD([.$A20];4)-[.$G20])/2" office:value-type="float" office:value="1" calcext:value-type="float">
            <text:p>1</text:p>
          </table:table-cell>
          <table:table-cell table:formula="of:=MOD([.$A20];2)" office:value-type="float" office:value="0" calcext:value-type="float">
            <text:p>0</text:p>
          </table:table-cell>
          <table:table-cell table:formula="of:=[.B20]" office:value-type="string" office:string-value="GKB" calcext:value-type="string">
            <text:p>GKB</text:p>
          </table:table-cell>
          <table:table-cell office:value-type="string" calcext:value-type="string">
            <text:p>arrTrig_BKG</text:p>
          </table:table-cell>
          <table:table-cell table:formula="of:=IF([.I20];&quot;+ mtcptr-&gt;pulse_e[8]&quot;;&quot;&quot;)">
            <text:p/>
          </table:table-cell>
          <table:table-cell table:formula="of:=IF([.J20];&quot;+ mtcptr-&gt;pulse_e[7]&quot;;&quot;&quot;)">
            <text:p/>
          </table:table-cell>
          <table:table-cell table:formula="of:=IF([.K20];&quot;+ mtcptr-&gt;pulse_e[6]&quot;;&quot;&quot;)" office:value-type="string" office:string-value="+ mtcptr-&gt;pulse_e[6]" calcext:value-type="string">
            <text:p>+ mtcptr-&gt;pulse_e[6]</text:p>
          </table:table-cell>
          <table:table-cell table:formula="of:=IF([.L20];&quot;+ mtcptr-&gt;pulse_e[5]&quot;;&quot;&quot;)">
            <text:p/>
          </table:table-cell>
          <table:table-cell table:formula="of:=IF([.M20];&quot;+ mtcptr-&gt;pulse_e[4]&quot;;&quot;&quot;)">
            <text:p/>
          </table:table-cell>
          <table:table-cell table:formula="of:=IF([.N20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20];&quot;+ mtcptr-&gt;pulse_e[2]&quot;;&quot;&quot;)">
            <text:p/>
          </table:table-cell>
          <table:table-cell table:formula="of:=IF([.P20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20];&quot;+ mtcptr-&gt;pulse_e[0]&quot;;&quot;&quot;)">
            <text:p/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formula="of:=(MOD([.$A21];32)-[.$D21]*8-[.$E21]*4-[.$F21]*2-[.$G21])/16" office:value-type="float" office:value="1" calcext:value-type="float">
            <text:p>1</text:p>
          </table:table-cell>
          <table:table-cell table:formula="of:=(MOD([.$A21];16)-[.$E21]*4-[.$F21]*2-[.$G21])/8" office:value-type="float" office:value="1" calcext:value-type="float">
            <text:p>1</text:p>
          </table:table-cell>
          <table:table-cell table:formula="of:=(MOD([.$A21];8)-[.$F21]*2-[.$G21])/4" office:value-type="float" office:value="1" calcext:value-type="float">
            <text:p>1</text:p>
          </table:table-cell>
          <table:table-cell table:formula="of:=(MOD([.$A21];4)-[.$G21])/2" office:value-type="float" office:value="1" calcext:value-type="float">
            <text:p>1</text:p>
          </table:table-cell>
          <table:table-cell table:formula="of:=MOD([.$A21];2)" office:value-type="float" office:value="1" calcext:value-type="float">
            <text:p>1</text:p>
          </table:table-cell>
          <table:table-cell/>
          <table:table-cell table:style-name="ce1" table:formula="of:=XOR([.F21];XOR([.D21];[.C21]))" office:value-type="float" office:value="1" calcext:value-type="float">
            <text:p>1</text:p>
          </table:table-cell>
          <table:table-cell table:style-name="ce1" table:formula="of:=XOR([.G21];XOR([.F21];XOR([.D21];[.C21])))" office:value-type="float" office:value="0" calcext:value-type="float">
            <text:p>0</text:p>
          </table:table-cell>
          <table:table-cell table:style-name="ce1" table:formula="of:=XOR([.G21];XOR([.E21];XOR([.D21];[.C21])))" office:value-type="float" office:value="0" calcext:value-type="float">
            <text:p>0</text:p>
          </table:table-cell>
          <table:table-cell table:style-name="ce1" table:formula="of:=XOR([.F21];XOR([.E21];XOR([.D21];[.C21])))" office:value-type="float" office:value="0" calcext:value-type="float">
            <text:p>0</text:p>
          </table:table-cell>
          <table:table-cell table:formula="of:=(MOD([.$A21];32)-[.$D21]*8-[.$E21]*4-[.$F21]*2-[.$G21])/16" office:value-type="float" office:value="1" calcext:value-type="float">
            <text:p>1</text:p>
          </table:table-cell>
          <table:table-cell table:formula="of:=(MOD([.$A21];16)-[.$E21]*4-[.$F21]*2-[.$G21])/8" office:value-type="float" office:value="1" calcext:value-type="float">
            <text:p>1</text:p>
          </table:table-cell>
          <table:table-cell table:formula="of:=(MOD([.$A21];8)-[.$F21]*2-[.$G21])/4" office:value-type="float" office:value="1" calcext:value-type="float">
            <text:p>1</text:p>
          </table:table-cell>
          <table:table-cell table:formula="of:=(MOD([.$A21];4)-[.$G21])/2" office:value-type="float" office:value="1" calcext:value-type="float">
            <text:p>1</text:p>
          </table:table-cell>
          <table:table-cell table:formula="of:=MOD([.$A21];2)" office:value-type="float" office:value="1" calcext:value-type="float">
            <text:p>1</text:p>
          </table:table-cell>
          <table:table-cell table:formula="of:=[.B21]" office:value-type="string" office:string-value="O" calcext:value-type="string">
            <text:p>O</text:p>
          </table:table-cell>
          <table:table-cell office:value-type="string" calcext:value-type="string">
            <text:p>arrAllOff</text:p>
          </table:table-cell>
          <table:table-cell table:formula="of:=IF([.I21];&quot;+ mtcptr-&gt;pulse_e[8]&quot;;&quot;&quot;)" office:value-type="string" office:string-value="+ mtcptr-&gt;pulse_e[8]" calcext:value-type="string">
            <text:p>+ mtcptr-&gt;pulse_e[8]</text:p>
          </table:table-cell>
          <table:table-cell table:formula="of:=IF([.J21];&quot;+ mtcptr-&gt;pulse_e[7]&quot;;&quot;&quot;)">
            <text:p/>
          </table:table-cell>
          <table:table-cell table:formula="of:=IF([.K21];&quot;+ mtcptr-&gt;pulse_e[6]&quot;;&quot;&quot;)">
            <text:p/>
          </table:table-cell>
          <table:table-cell table:formula="of:=IF([.L21];&quot;+ mtcptr-&gt;pulse_e[5]&quot;;&quot;&quot;)">
            <text:p/>
          </table:table-cell>
          <table:table-cell table:formula="of:=IF([.M21];&quot;+ mtcptr-&gt;pulse_e[4]&quot;;&quot;&quot;)" office:value-type="string" office:string-value="+ mtcptr-&gt;pulse_e[4]" calcext:value-type="string">
            <text:p>+ mtcptr-&gt;pulse_e[4]</text:p>
          </table:table-cell>
          <table:table-cell table:formula="of:=IF([.N21];&quot;+ mtcptr-&gt;pulse_e[3]&quot;;&quot;&quot;)" office:value-type="string" office:string-value="+ mtcptr-&gt;pulse_e[3]" calcext:value-type="string">
            <text:p>+ mtcptr-&gt;pulse_e[3]</text:p>
          </table:table-cell>
          <table:table-cell table:formula="of:=IF([.O21];&quot;+ mtcptr-&gt;pulse_e[2]&quot;;&quot;&quot;)" office:value-type="string" office:string-value="+ mtcptr-&gt;pulse_e[2]" calcext:value-type="string">
            <text:p>+ mtcptr-&gt;pulse_e[2]</text:p>
          </table:table-cell>
          <table:table-cell table:formula="of:=IF([.P21];&quot;+ mtcptr-&gt;pulse_e[1]&quot;;&quot;&quot;)" office:value-type="string" office:string-value="+ mtcptr-&gt;pulse_e[1]" calcext:value-type="string">
            <text:p>+ mtcptr-&gt;pulse_e[1]</text:p>
          </table:table-cell>
          <table:table-cell table:formula="of:=IF([.Q21];&quot;+ mtcptr-&gt;pulse_e[0]&quot;;&quot;&quot;)" office:value-type="string" office:string-value="+ mtcptr-&gt;pulse_e[0]" calcext:value-type="string">
            <text:p>+ mtcptr-&gt;pulse_e[0]</text:p>
          </table:table-cell>
        </table:table-row>
        <table:table-row table:style-name="ro2">
          <table:table-cell table:number-columns-repeated="28"/>
        </table:table-row>
        <table:table-row table:style-name="ro2">
          <table:table-cell table:number-columns-repeated="17"/>
          <table:table-cell office:value-type="string" calcext:value-type="string">
            <text:p>for jj</text:p>
          </table:table-cell>
          <table:table-cell table:number-columns-repeated="10"/>
        </table:table-row>
        <table:table-row table:style-name="ro2">
          <table:table-cell table:number-columns-repeated="17"/>
          <table:table-cell table:formula="of:=[.B2]" office:value-type="string" office:string-value="TK" calcext:value-type="string">
            <text:p>TK</text:p>
          </table:table-cell>
          <table:table-cell table:formula="of:=[.S2]" office:value-type="string" office:string-value="arrMTC" calcext:value-type="string">
            <text:p>arrMTC</text:p>
          </table:table-cell>
          <table:table-cell table:formula="of:=IF([.I2];&quot;+ mtcptr-&gt;pulse_c8]&quot;;&quot;&quot;)">
            <text:p/>
          </table:table-cell>
          <table:table-cell table:formula="of:=IF([.J2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2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2];&quot;+ mtcptr-&gt;pulse_c[5]&quot;;&quot;&quot;)">
            <text:p/>
          </table:table-cell>
          <table:table-cell table:formula="of:=IF([.M2];&quot;+ mtcptr-&gt;pulse_c[4]&quot;;&quot;&quot;)">
            <text:p/>
          </table:table-cell>
          <table:table-cell table:formula="of:=IF([.N2];&quot;+ mtcptr-&gt;pulse_c[3]&quot;;&quot;&quot;)">
            <text:p/>
          </table:table-cell>
          <table:table-cell table:formula="of:=IF([.O2];&quot;+ mtcptr-&gt;pulse_c[2]&quot;;&quot;&quot;)">
            <text:p/>
          </table:table-cell>
          <table:table-cell table:formula="of:=IF([.P2];&quot;+ mtcptr-&gt;pulse_c[1]&quot;;&quot;&quot;)">
            <text:p/>
          </table:table-cell>
          <table:table-cell table:formula="of:=IF([.Q2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17"/>
          <table:table-cell table:formula="of:=[.B3]" office:value-type="string" office:string-value="TKB" calcext:value-type="string">
            <text:p>TKB</text:p>
          </table:table-cell>
          <table:table-cell table:formula="of:=[.S3]" office:value-type="string" office:string-value="arrMTC_BKG" calcext:value-type="string">
            <text:p>arrMTC_BKG</text:p>
          </table:table-cell>
          <table:table-cell table:formula="of:=IF([.I3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3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3];&quot;+ mtcptr-&gt;pulse_c[6]&quot;;&quot;&quot;)">
            <text:p/>
          </table:table-cell>
          <table:table-cell table:formula="of:=IF([.L3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3];&quot;+ mtcptr-&gt;pulse_c[4]&quot;;&quot;&quot;)">
            <text:p/>
          </table:table-cell>
          <table:table-cell table:formula="of:=IF([.N3];&quot;+ mtcptr-&gt;pulse_c[3]&quot;;&quot;&quot;)">
            <text:p/>
          </table:table-cell>
          <table:table-cell table:formula="of:=IF([.O3];&quot;+ mtcptr-&gt;pulse_c[2]&quot;;&quot;&quot;)">
            <text:p/>
          </table:table-cell>
          <table:table-cell table:formula="of:=IF([.P3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3];&quot;+ mtcptr-&gt;pulse_c[0]&quot;;&quot;&quot;)">
            <text:p/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Tape</text:p>
          </table:table-cell>
          <table:table-cell table:number-columns-repeated="15"/>
          <table:table-cell table:formula="of:=[.B4]" office:value-type="string" office:string-value="I" calcext:value-type="string">
            <text:p>I</text:p>
          </table:table-cell>
          <table:table-cell table:formula="of:=[.S4]" office:value-type="string" office:string-value="arrBeamOn" calcext:value-type="string">
            <text:p>arrBeamOn</text:p>
          </table:table-cell>
          <table:table-cell table:formula="of:=IF([.I4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4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4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4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4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4];&quot;+ mtcptr-&gt;pulse_c[3]&quot;;&quot;&quot;)">
            <text:p/>
          </table:table-cell>
          <table:table-cell table:formula="of:=IF([.O4];&quot;+ mtcptr-&gt;pulse_c[2]&quot;;&quot;&quot;)">
            <text:p/>
          </table:table-cell>
          <table:table-cell table:formula="of:=IF([.P4];&quot;+ mtcptr-&gt;pulse_c[1]&quot;;&quot;&quot;)">
            <text:p/>
          </table:table-cell>
          <table:table-cell table:formula="of:=IF([.Q4];&quot;+ mtcptr-&gt;pulse_c[0]&quot;;&quot;&quot;)">
            <text:p/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ick</text:p>
          </table:table-cell>
          <table:table-cell table:number-columns-repeated="15"/>
          <table:table-cell table:formula="of:=[.B5]" office:value-type="string" office:string-value="IKB" calcext:value-type="string">
            <text:p>IKB</text:p>
          </table:table-cell>
          <table:table-cell table:formula="of:=[.S5]" office:value-type="string" office:string-value="arrBeamOn_BKG" calcext:value-type="string">
            <text:p>arrBeamOn_BKG</text:p>
          </table:table-cell>
          <table:table-cell table:formula="of:=IF([.I5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5];&quot;+ mtcptr-&gt;pulse_c[7]&quot;;&quot;&quot;)">
            <text:p/>
          </table:table-cell>
          <table:table-cell table:formula="of:=IF([.K5];&quot;+ mtcptr-&gt;pulse_c[6]&quot;;&quot;&quot;)">
            <text:p/>
          </table:table-cell>
          <table:table-cell table:formula="of:=IF([.L5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5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5];&quot;+ mtcptr-&gt;pulse_c[3]&quot;;&quot;&quot;)">
            <text:p/>
          </table:table-cell>
          <table:table-cell table:formula="of:=IF([.O5];&quot;+ mtcptr-&gt;pulse_c[2]&quot;;&quot;&quot;)">
            <text:p/>
          </table:table-cell>
          <table:table-cell table:formula="of:=IF([.P5];&quot;+ mtcptr-&gt;pulse_c[1]&quot;;&quot;&quot;)">
            <text:p/>
          </table:table-cell>
          <table:table-cell table:formula="of:=IF([.Q5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Background</text:p>
          </table:table-cell>
          <table:table-cell table:number-columns-repeated="15"/>
          <table:table-cell table:formula="of:=[.B6]" office:value-type="string" office:string-value="IM" calcext:value-type="string">
            <text:p>IM</text:p>
          </table:table-cell>
          <table:table-cell table:formula="of:=[.S6]" office:value-type="string" office:string-value="arrBeamOnMeas" calcext:value-type="string">
            <text:p>arrBeamOnMeas</text:p>
          </table:table-cell>
          <table:table-cell table:formula="of:=IF([.I6];&quot;+ mtcptr-&gt;pulse_c8]&quot;;&quot;&quot;)">
            <text:p/>
          </table:table-cell>
          <table:table-cell table:formula="of:=IF([.J6];&quot;+ mtcptr-&gt;pulse_c[7]&quot;;&quot;&quot;)">
            <text:p/>
          </table:table-cell>
          <table:table-cell table:formula="of:=IF([.K6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6];&quot;+ mtcptr-&gt;pulse_c[5]&quot;;&quot;&quot;)">
            <text:p/>
          </table:table-cell>
          <table:table-cell table:formula="of:=IF([.M6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6];&quot;+ mtcptr-&gt;pulse_c[3]&quot;;&quot;&quot;)">
            <text:p/>
          </table:table-cell>
          <table:table-cell table:formula="of:=IF([.O6];&quot;+ mtcptr-&gt;pulse_c[2]&quot;;&quot;&quot;)">
            <text:p/>
          </table:table-cell>
          <table:table-cell table:formula="of:=IF([.P6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6];&quot;+ mtcptr-&gt;pulse_c[0]&quot;;&quot;&quot;)">
            <text:p/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Beam</text:p>
          </table:table-cell>
          <table:table-cell table:number-columns-repeated="15"/>
          <table:table-cell table:formula="of:=[.B7]" office:value-type="string" office:string-value="IMKB" calcext:value-type="string">
            <text:p>IMKB</text:p>
          </table:table-cell>
          <table:table-cell table:formula="of:=[.S7]" office:value-type="string" office:string-value="arrBeamOnMeas_BKG" calcext:value-type="string">
            <text:p>arrBeamOnMeas_BKG</text:p>
          </table:table-cell>
          <table:table-cell table:formula="of:=IF([.I7];&quot;+ mtcptr-&gt;pulse_c8]&quot;;&quot;&quot;)">
            <text:p/>
          </table:table-cell>
          <table:table-cell table:formula="of:=IF([.J7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7];&quot;+ mtcptr-&gt;pulse_c[6]&quot;;&quot;&quot;)">
            <text:p/>
          </table:table-cell>
          <table:table-cell table:formula="of:=IF([.L7];&quot;+ mtcptr-&gt;pulse_c[5]&quot;;&quot;&quot;)">
            <text:p/>
          </table:table-cell>
          <table:table-cell table:formula="of:=IF([.M7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7];&quot;+ mtcptr-&gt;pulse_c[3]&quot;;&quot;&quot;)">
            <text:p/>
          </table:table-cell>
          <table:table-cell table:formula="of:=IF([.O7];&quot;+ mtcptr-&gt;pulse_c[2]&quot;;&quot;&quot;)">
            <text:p/>
          </table:table-cell>
          <table:table-cell table:formula="of:=IF([.P7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7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easurement</text:p>
          </table:table-cell>
          <table:table-cell table:number-columns-repeated="15"/>
          <table:table-cell table:formula="of:=[.B8]" office:value-type="string" office:string-value="MK" calcext:value-type="string">
            <text:p>MK</text:p>
          </table:table-cell>
          <table:table-cell table:formula="of:=[.S8]" office:value-type="string" office:string-value="arrBeamOffMeas" calcext:value-type="string">
            <text:p>arrBeamOffMeas</text:p>
          </table:table-cell>
          <table:table-cell table:formula="of:=IF([.I8];&quot;+ mtcptr-&gt;pulse_c8]&quot;;&quot;&quot;)">
            <text:p/>
          </table:table-cell>
          <table:table-cell table:formula="of:=IF([.J8];&quot;+ mtcptr-&gt;pulse_c[7]&quot;;&quot;&quot;)">
            <text:p/>
          </table:table-cell>
          <table:table-cell table:formula="of:=IF([.K8];&quot;+ mtcptr-&gt;pulse_c[6]&quot;;&quot;&quot;)">
            <text:p/>
          </table:table-cell>
          <table:table-cell table:formula="of:=IF([.L8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8];&quot;+ mtcptr-&gt;pulse_c[4]&quot;;&quot;&quot;)">
            <text:p/>
          </table:table-cell>
          <table:table-cell table:formula="of:=IF([.N8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8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8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8];&quot;+ mtcptr-&gt;pulse_c[0]&quot;;&quot;&quot;)">
            <text:p/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Laser</text:p>
          </table:table-cell>
          <table:table-cell table:number-columns-repeated="15"/>
          <table:table-cell table:formula="of:=[.B9]" office:value-type="string" office:string-value="MKB" calcext:value-type="string">
            <text:p>MKB</text:p>
          </table:table-cell>
          <table:table-cell table:formula="of:=[.S9]" office:value-type="string" office:string-value="arrBeamOffMeas_BKG" calcext:value-type="string">
            <text:p>arrBeamOffMeas_BKG</text:p>
          </table:table-cell>
          <table:table-cell table:formula="of:=IF([.I9];&quot;+ mtcptr-&gt;pulse_c8]&quot;;&quot;&quot;)">
            <text:p/>
          </table:table-cell>
          <table:table-cell table:formula="of:=IF([.J9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9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9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9];&quot;+ mtcptr-&gt;pulse_c[4]&quot;;&quot;&quot;)">
            <text:p/>
          </table:table-cell>
          <table:table-cell table:formula="of:=IF([.N9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9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9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9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Trigger</text:p>
          </table:table-cell>
          <table:table-cell table:number-columns-repeated="15"/>
          <table:table-cell table:formula="of:=[.B10]" office:value-type="string" office:string-value="LK" calcext:value-type="string">
            <text:p>LK</text:p>
          </table:table-cell>
          <table:table-cell table:formula="of:=[.S10]" office:value-type="string" office:string-value="arrLite" calcext:value-type="string">
            <text:p>arrLite</text:p>
          </table:table-cell>
          <table:table-cell table:formula="of:=IF([.I10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0];&quot;+ mtcptr-&gt;pulse_c[7]&quot;;&quot;&quot;)">
            <text:p/>
          </table:table-cell>
          <table:table-cell table:formula="of:=IF([.K10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0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0];&quot;+ mtcptr-&gt;pulse_c[4]&quot;;&quot;&quot;)">
            <text:p/>
          </table:table-cell>
          <table:table-cell table:formula="of:=IF([.N10];&quot;+ mtcptr-&gt;pulse_c[3]&quot;;&quot;&quot;)">
            <text:p/>
          </table:table-cell>
          <table:table-cell table:formula="of:=IF([.O10];&quot;+ mtcptr-&gt;pulse_c[2]&quot;;&quot;&quot;)">
            <text:p/>
          </table:table-cell>
          <table:table-cell table:formula="of:=IF([.P10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10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ff</text:p>
          </table:table-cell>
          <table:table-cell table:number-columns-repeated="15"/>
          <table:table-cell table:formula="of:=[.B11]" office:value-type="string" office:string-value="LKB" calcext:value-type="string">
            <text:p>LKB</text:p>
          </table:table-cell>
          <table:table-cell table:formula="of:=[.S11]" office:value-type="string" office:string-value="arrLite_BKG" calcext:value-type="string">
            <text:p>arrLite_BKG</text:p>
          </table:table-cell>
          <table:table-cell table:formula="of:=IF([.I11];&quot;+ mtcptr-&gt;pulse_c[8]&quot;;&quot;&quot;)">
            <text:p/>
          </table:table-cell>
          <table:table-cell table:formula="of:=IF([.J11];&quot;+ mtcptr-&gt;pulse_c[7]&quot;;&quot;&quot;)">
            <text:p/>
          </table:table-cell>
          <table:table-cell table:formula="of:=IF([.K11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1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1];&quot;+ mtcptr-&gt;pulse_c[4]&quot;;&quot;&quot;)">
            <text:p/>
          </table:table-cell>
          <table:table-cell table:formula="of:=IF([.N11];&quot;+ mtcptr-&gt;pulse_c[3]&quot;;&quot;&quot;)">
            <text:p/>
          </table:table-cell>
          <table:table-cell table:formula="of:=IF([.O11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1];&quot;+ mtcptr-&gt;pulse_c[1]&quot;;&quot;&quot;)">
            <text:p/>
          </table:table-cell>
          <table:table-cell table:formula="of:=IF([.Q11];&quot;+ mtcptr-&gt;pulse_c[0]&quot;;&quot;&quot;)">
            <text:p/>
          </table:table-cell>
        </table:table-row>
        <table:table-row table:style-name="ro2">
          <table:table-cell table:number-columns-repeated="17"/>
          <table:table-cell table:formula="of:=[.B12]" office:value-type="string" office:string-value="LI" calcext:value-type="string">
            <text:p>LI</text:p>
          </table:table-cell>
          <table:table-cell table:formula="of:=[.S12]" office:value-type="string" office:string-value="arrLiteBeam" calcext:value-type="string">
            <text:p>arrLiteBeam</text:p>
          </table:table-cell>
          <table:table-cell table:formula="of:=IF([.I12];&quot;+ mtcptr-&gt;pulse_c[8]&quot;;&quot;&quot;)">
            <text:p/>
          </table:table-cell>
          <table:table-cell table:formula="of:=IF([.J12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2];&quot;+ mtcptr-&gt;pulse_c[6]&quot;;&quot;&quot;)">
            <text:p/>
          </table:table-cell>
          <table:table-cell table:formula="of:=IF([.L12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2];&quot;+ mtcptr-&gt;pulse_c[4]&quot;;&quot;&quot;)">
            <text:p/>
          </table:table-cell>
          <table:table-cell table:formula="of:=IF([.N12];&quot;+ mtcptr-&gt;pulse_c[3]&quot;;&quot;&quot;)">
            <text:p/>
          </table:table-cell>
          <table:table-cell table:formula="of:=IF([.O12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2];&quot;+ mtcptr-&gt;pulse_c[1]&quot;;&quot;&quot;)">
            <text:p/>
          </table:table-cell>
          <table:table-cell table:formula="of:=IF([.Q12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17"/>
          <table:table-cell table:formula="of:=[.B13]" office:value-type="string" office:string-value="LIKB" calcext:value-type="string">
            <text:p>LIKB</text:p>
          </table:table-cell>
          <table:table-cell table:formula="of:=[.S13]" office:value-type="string" office:string-value="arrLiteBeam_BKG" calcext:value-type="string">
            <text:p>arrLiteBeam_BKG</text:p>
          </table:table-cell>
          <table:table-cell table:formula="of:=IF([.I13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3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3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3];&quot;+ mtcptr-&gt;pulse_c[5]&quot;;&quot;&quot;)">
            <text:p/>
          </table:table-cell>
          <table:table-cell table:formula="of:=IF([.M13];&quot;+ mtcptr-&gt;pulse_c[4]&quot;;&quot;&quot;)">
            <text:p/>
          </table:table-cell>
          <table:table-cell table:formula="of:=IF([.N13];&quot;+ mtcptr-&gt;pulse_c[3]&quot;;&quot;&quot;)">
            <text:p/>
          </table:table-cell>
          <table:table-cell table:formula="of:=IF([.O13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3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13];&quot;+ mtcptr-&gt;pulse_c[0]&quot;;&quot;&quot;)">
            <text:p/>
          </table:table-cell>
        </table:table-row>
        <table:table-row table:style-name="ro2">
          <table:table-cell table:number-columns-repeated="17"/>
          <table:table-cell table:formula="of:=[.B14]" office:value-type="string" office:string-value="K" calcext:value-type="string">
            <text:p>K</text:p>
          </table:table-cell>
          <table:table-cell table:formula="of:=[.S14]" office:value-type="string" office:string-value="arrBeamOff" calcext:value-type="string">
            <text:p>arrBeamOff</text:p>
          </table:table-cell>
          <table:table-cell table:formula="of:=IF([.I14];&quot;+ mtcptr-&gt;pulse_c[8]&quot;;&quot;&quot;)">
            <text:p/>
          </table:table-cell>
          <table:table-cell table:formula="of:=IF([.J14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4];&quot;+ mtcptr-&gt;pulse_c[6]&quot;;&quot;&quot;)">
            <text:p/>
          </table:table-cell>
          <table:table-cell table:formula="of:=IF([.L14];&quot;+ mtcptr-&gt;pulse_c[5]&quot;;&quot;&quot;)">
            <text:p/>
          </table:table-cell>
          <table:table-cell table:formula="of:=IF([.M14];&quot;+ mtcptr-&gt;pulse_c[4]&quot;;&quot;&quot;)">
            <text:p/>
          </table:table-cell>
          <table:table-cell table:formula="of:=IF([.N14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4];&quot;+ mtcptr-&gt;pulse_c[2]&quot;;&quot;&quot;)">
            <text:p/>
          </table:table-cell>
          <table:table-cell table:formula="of:=IF([.P14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14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17"/>
          <table:table-cell table:formula="of:=[.B15]" office:value-type="string" office:string-value="KB" calcext:value-type="string">
            <text:p>KB</text:p>
          </table:table-cell>
          <table:table-cell table:formula="of:=[.S15]" office:value-type="string" office:string-value="arrBeamOff_BKG" calcext:value-type="string">
            <text:p>arrBeamOff_BKG</text:p>
          </table:table-cell>
          <table:table-cell table:formula="of:=IF([.I15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5];&quot;+ mtcptr-&gt;pulse_c[7]&quot;;&quot;&quot;)">
            <text:p/>
          </table:table-cell>
          <table:table-cell table:formula="of:=IF([.K15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5];&quot;+ mtcptr-&gt;pulse_c[5]&quot;;&quot;&quot;)">
            <text:p/>
          </table:table-cell>
          <table:table-cell table:formula="of:=IF([.M15];&quot;+ mtcptr-&gt;pulse_c[4]&quot;;&quot;&quot;)">
            <text:p/>
          </table:table-cell>
          <table:table-cell table:formula="of:=IF([.N15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5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5];&quot;+ mtcptr-&gt;pulse_c[1]&quot;;&quot;&quot;)">
            <text:p/>
          </table:table-cell>
          <table:table-cell table:formula="of:=IF([.Q15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17"/>
          <table:table-cell table:formula="of:=[.B16]" office:value-type="string" office:string-value="B" calcext:value-type="string">
            <text:p>B</text:p>
          </table:table-cell>
          <table:table-cell table:formula="of:=[.S16]" office:value-type="string" office:string-value="arrAllOff_BKG" calcext:value-type="string">
            <text:p>arrAllOff_BKG</text:p>
          </table:table-cell>
          <table:table-cell table:formula="of:=IF([.I16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6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6];&quot;+ mtcptr-&gt;pulse_c[6]&quot;;&quot;&quot;)">
            <text:p/>
          </table:table-cell>
          <table:table-cell table:formula="of:=IF([.L16];&quot;+ mtcptr-&gt;pulse_c[5]&quot;;&quot;&quot;)">
            <text:p/>
          </table:table-cell>
          <table:table-cell table:formula="of:=IF([.M16];&quot;+ mtcptr-&gt;pulse_c[4]&quot;;&quot;&quot;)">
            <text:p/>
          </table:table-cell>
          <table:table-cell table:formula="of:=IF([.N16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6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6];&quot;+ mtcptr-&gt;pulse_c[1]&quot;;&quot;&quot;)">
            <text:p/>
          </table:table-cell>
          <table:table-cell table:formula="of:=IF([.Q16];&quot;+ mtcptr-&gt;pulse_c[0]&quot;;&quot;&quot;)">
            <text:p/>
          </table:table-cell>
        </table:table-row>
        <table:table-row table:style-name="ro2">
          <table:table-cell table:number-columns-repeated="17"/>
          <table:table-cell table:formula="of:=[.B17]" office:value-type="string" office:string-value="GI" calcext:value-type="string">
            <text:p>GI</text:p>
          </table:table-cell>
          <table:table-cell table:formula="of:=[.S17]" office:value-type="string" office:string-value="arrTrigBeam" calcext:value-type="string">
            <text:p>arrTrigBeam</text:p>
          </table:table-cell>
          <table:table-cell table:formula="of:=IF([.I17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7];&quot;+ mtcptr-&gt;pulse_c[7]&quot;;&quot;&quot;)">
            <text:p/>
          </table:table-cell>
          <table:table-cell table:formula="of:=IF([.K17];&quot;+ mtcptr-&gt;pulse_c[6]&quot;;&quot;&quot;)">
            <text:p/>
          </table:table-cell>
          <table:table-cell table:formula="of:=IF([.L17];&quot;+ mtcptr-&gt;pulse_c[5]&quot;;&quot;&quot;)">
            <text:p/>
          </table:table-cell>
          <table:table-cell table:formula="of:=IF([.M17];&quot;+ mtcptr-&gt;pulse_c[4]&quot;;&quot;&quot;)">
            <text:p/>
          </table:table-cell>
          <table:table-cell table:formula="of:=IF([.N17];&quot;+ mtcptr-&gt;pulse_c[3]&quot;;&quot;&quot;)">
            <text:p/>
          </table:table-cell>
          <table:table-cell table:formula="of:=IF([.O17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17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17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17"/>
          <table:table-cell table:formula="of:=[.B18]" office:value-type="string" office:string-value="GIKB" calcext:value-type="string">
            <text:p>GIKB</text:p>
          </table:table-cell>
          <table:table-cell table:formula="of:=[.S18]" office:value-type="string" office:string-value="arrTrigBeam_BKG" calcext:value-type="string">
            <text:p>arrTrigBeam_BKG</text:p>
          </table:table-cell>
          <table:table-cell table:formula="of:=IF([.I18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8];&quot;+ mtcptr-&gt;pulse_c[7]&quot;;&quot;&quot;)" office:value-type="string" office:string-value="+ mtcptr-&gt;pulse_c[7]" calcext:value-type="string">
            <text:p>+ mtcptr-&gt;pulse_c[7]</text:p>
          </table:table-cell>
          <table:table-cell table:formula="of:=IF([.K18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18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8];&quot;+ mtcptr-&gt;pulse_c[4]&quot;;&quot;&quot;)">
            <text:p/>
          </table:table-cell>
          <table:table-cell table:formula="of:=IF([.N18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8];&quot;+ mtcptr-&gt;pulse_c[2]&quot;;&quot;&quot;)">
            <text:p/>
          </table:table-cell>
          <table:table-cell table:formula="of:=IF([.P18];&quot;+ mtcptr-&gt;pulse_c[1]&quot;;&quot;&quot;)">
            <text:p/>
          </table:table-cell>
          <table:table-cell table:formula="of:=IF([.Q18];&quot;+ mtcptr-&gt;pulse_c[0]&quot;;&quot;&quot;)">
            <text:p/>
          </table:table-cell>
        </table:table-row>
        <table:table-row table:style-name="ro2">
          <table:table-cell table:number-columns-repeated="17"/>
          <table:table-cell table:formula="of:=[.B19]" office:value-type="string" office:string-value="GK" calcext:value-type="string">
            <text:p>GK</text:p>
          </table:table-cell>
          <table:table-cell table:formula="of:=[.S19]" office:value-type="string" office:string-value="arrTrig" calcext:value-type="string">
            <text:p>arrTrig</text:p>
          </table:table-cell>
          <table:table-cell table:formula="of:=IF([.I19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19];&quot;+ mtcptr-&gt;pulse_c[7]&quot;;&quot;&quot;)">
            <text:p/>
          </table:table-cell>
          <table:table-cell table:formula="of:=IF([.K19];&quot;+ mtcptr-&gt;pulse_c[6]&quot;;&quot;&quot;)">
            <text:p/>
          </table:table-cell>
          <table:table-cell table:formula="of:=IF([.L19];&quot;+ mtcptr-&gt;pulse_c[5]&quot;;&quot;&quot;)" office:value-type="string" office:string-value="+ mtcptr-&gt;pulse_c[5]" calcext:value-type="string">
            <text:p>+ mtcptr-&gt;pulse_c[5]</text:p>
          </table:table-cell>
          <table:table-cell table:formula="of:=IF([.M19];&quot;+ mtcptr-&gt;pulse_c[4]&quot;;&quot;&quot;)">
            <text:p/>
          </table:table-cell>
          <table:table-cell table:formula="of:=IF([.N19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19];&quot;+ mtcptr-&gt;pulse_c[2]&quot;;&quot;&quot;)">
            <text:p/>
          </table:table-cell>
          <table:table-cell table:formula="of:=IF([.P19];&quot;+ mtcptr-&gt;pulse_c[1]&quot;;&quot;&quot;)">
            <text:p/>
          </table:table-cell>
          <table:table-cell table:formula="of:=IF([.Q19];&quot;+ mtcptr-&gt;pulse_c[0]&quot;;&quot;&quot;)" office:value-type="string" office:string-value="+ mtcptr-&gt;pulse_c[0]" calcext:value-type="string">
            <text:p>+ mtcptr-&gt;pulse_c[0]</text:p>
          </table:table-cell>
        </table:table-row>
        <table:table-row table:style-name="ro2">
          <table:table-cell table:number-columns-repeated="17"/>
          <table:table-cell table:formula="of:=[.B20]" office:value-type="string" office:string-value="GKB" calcext:value-type="string">
            <text:p>GKB</text:p>
          </table:table-cell>
          <table:table-cell table:formula="of:=[.S20]" office:value-type="string" office:string-value="arrTrig_BKG" calcext:value-type="string">
            <text:p>arrTrig_BKG</text:p>
          </table:table-cell>
          <table:table-cell table:formula="of:=IF([.I20];&quot;+ mtcptr-&gt;pulse_c[8]&quot;;&quot;&quot;)">
            <text:p/>
          </table:table-cell>
          <table:table-cell table:formula="of:=IF([.J20];&quot;+ mtcptr-&gt;pulse_c[7]&quot;;&quot;&quot;)">
            <text:p/>
          </table:table-cell>
          <table:table-cell table:formula="of:=IF([.K20];&quot;+ mtcptr-&gt;pulse_c[6]&quot;;&quot;&quot;)" office:value-type="string" office:string-value="+ mtcptr-&gt;pulse_c[6]" calcext:value-type="string">
            <text:p>+ mtcptr-&gt;pulse_c[6]</text:p>
          </table:table-cell>
          <table:table-cell table:formula="of:=IF([.L20];&quot;+ mtcptr-&gt;pulse_c[5]&quot;;&quot;&quot;)">
            <text:p/>
          </table:table-cell>
          <table:table-cell table:formula="of:=IF([.M20];&quot;+ mtcptr-&gt;pulse_c[4]&quot;;&quot;&quot;)">
            <text:p/>
          </table:table-cell>
          <table:table-cell table:formula="of:=IF([.N20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20];&quot;+ mtcptr-&gt;pulse_c[2]&quot;;&quot;&quot;)">
            <text:p/>
          </table:table-cell>
          <table:table-cell table:formula="of:=IF([.P20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20];&quot;+ mtcptr-&gt;pulse_c[0]&quot;;&quot;&quot;)">
            <text:p/>
          </table:table-cell>
        </table:table-row>
        <table:table-row table:style-name="ro2">
          <table:table-cell table:number-columns-repeated="17"/>
          <table:table-cell table:formula="of:=[.B21]" office:value-type="string" office:string-value="O" calcext:value-type="string">
            <text:p>O</text:p>
          </table:table-cell>
          <table:table-cell table:formula="of:=[.S21]" office:value-type="string" office:string-value="arrAllOff" calcext:value-type="string">
            <text:p>arrAllOff</text:p>
          </table:table-cell>
          <table:table-cell table:formula="of:=IF([.I21];&quot;+ mtcptr-&gt;pulse_c[8]&quot;;&quot;&quot;)" office:value-type="string" office:string-value="+ mtcptr-&gt;pulse_c[8]" calcext:value-type="string">
            <text:p>+ mtcptr-&gt;pulse_c[8]</text:p>
          </table:table-cell>
          <table:table-cell table:formula="of:=IF([.J21];&quot;+ mtcptr-&gt;pulse_c[7]&quot;;&quot;&quot;)">
            <text:p/>
          </table:table-cell>
          <table:table-cell table:formula="of:=IF([.K21];&quot;+ mtcptr-&gt;pulse_c[6]&quot;;&quot;&quot;)">
            <text:p/>
          </table:table-cell>
          <table:table-cell table:formula="of:=IF([.L21];&quot;+ mtcptr-&gt;pulse_c[5]&quot;;&quot;&quot;)">
            <text:p/>
          </table:table-cell>
          <table:table-cell table:formula="of:=IF([.M21];&quot;+ mtcptr-&gt;pulse_c[4]&quot;;&quot;&quot;)" office:value-type="string" office:string-value="+ mtcptr-&gt;pulse_c[4]" calcext:value-type="string">
            <text:p>+ mtcptr-&gt;pulse_c[4]</text:p>
          </table:table-cell>
          <table:table-cell table:formula="of:=IF([.N21];&quot;+ mtcptr-&gt;pulse_c[3]&quot;;&quot;&quot;)" office:value-type="string" office:string-value="+ mtcptr-&gt;pulse_c[3]" calcext:value-type="string">
            <text:p>+ mtcptr-&gt;pulse_c[3]</text:p>
          </table:table-cell>
          <table:table-cell table:formula="of:=IF([.O21];&quot;+ mtcptr-&gt;pulse_c[2]&quot;;&quot;&quot;)" office:value-type="string" office:string-value="+ mtcptr-&gt;pulse_c[2]" calcext:value-type="string">
            <text:p>+ mtcptr-&gt;pulse_c[2]</text:p>
          </table:table-cell>
          <table:table-cell table:formula="of:=IF([.P21];&quot;+ mtcptr-&gt;pulse_c[1]&quot;;&quot;&quot;)" office:value-type="string" office:string-value="+ mtcptr-&gt;pulse_c[1]" calcext:value-type="string">
            <text:p>+ mtcptr-&gt;pulse_c[1]</text:p>
          </table:table-cell>
          <table:table-cell table:formula="of:=IF([.Q21];&quot;+ mtcptr-&gt;pulse_c[0]&quot;;&quot;&quot;)" office:value-type="string" office:string-value="+ mtcptr-&gt;pulse_c[0]" calcext:value-type="string">
            <text:p>+ mtcptr-&gt;pulse_c[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4:09:52.73185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7:31:42.840590619</meta:creation-date>
    <dc:date>2018-11-28T13:39:17.618788833</dc:date>
    <meta:editing-duration>PT56M28S</meta:editing-duration>
    <meta:editing-cycles>10</meta:editing-cycles>
    <meta:generator>LibreOffice/5.1.6.2$Linux_X86_64 LibreOffice_project/10m0$Build-2</meta:generator>
    <meta:document-statistic meta:table-count="1" meta:cell-count="803" meta:object-count="0"/>
  </office:meta>
</office:document-meta>
</file>